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fill-color="#94bd5e" draw:textarea-horizontal-align="justify" draw:textarea-vertical-align="middle" draw:auto-grow-height="false" fo:min-height="0cm" fo:min-width="0cm"/>
    </style:style>
    <style:style style:name="gr7" style:family="graphic" style:parent-style-name="standard">
      <style:graphic-properties draw:fill-color="#ff8080" draw:textarea-vertical-align="middle" draw:auto-grow-height="false" fo:min-height="0.749cm" fo:min-width="0.499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1" style:family="graphic" style:parent-style-name="standard">
      <style:graphic-properties draw:fill-color="#e6e6e6" draw:textarea-horizontal-align="justify" draw:textarea-vertical-align="middle" draw:auto-grow-height="fals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auto-grow-height="true" draw:auto-grow-width="false" fo:max-height="0cm" fo:min-height="16.26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fill-color="#ff9696"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2.444cm" fo:min-width="12.2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textarea-vertical-align="middle" draw:auto-grow-height="false" fo:min-height="0.749cm" fo:min-width="0.499cm"/>
    </style:style>
    <style:style style:name="gr21"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fill-color="#99ccff" draw:textarea-vertical-align="middle" draw:auto-grow-height="false" fo:min-height="0.749cm" fo:min-width="0.499cm"/>
    </style:style>
    <style:style style:name="gr23"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6cm" fo:padding-bottom="0.176cm" fo:padding-left="0.301cm" fo:padding-right="0.301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6" style:family="graphic" style:parent-style-name="standard">
      <style:graphic-properties draw:stroke="solid" svg:stroke-color="#000000" draw:fill="solid" draw:fill-color="#99ccff" draw:textarea-horizontal-align="left" draw:auto-grow-height="true" draw:auto-grow-width="false" fo:min-height="0cm" fo:min-width="21.487cm"/>
    </style:style>
    <style:style style:name="gr27" style:family="graphic" style:parent-style-name="standard">
      <style:graphic-properties svg:stroke-width="0.508cm" draw:marker-start-width="1.067cm" draw:marker-end="Arrow" draw:marker-end-width="1.067cm" draw:textarea-horizontal-align="center" draw:textarea-vertical-align="middle" fo:padding-top="0.379cm" fo:padding-bottom="0.379cm" fo:padding-left="0.504cm" fo:padding-right="0.504cm"/>
    </style:style>
    <style:style style:name="gr28" style:family="graphic" style:parent-style-name="standard">
      <style:graphic-properties draw:stroke="none" draw:fill="none" fo:min-height="9.245cm"/>
    </style:style>
    <style:style style:name="gr29" style:family="graphic" style:parent-style-name="standard">
      <style:graphic-properties draw:stroke="none" draw:fill-color="#cccccc" draw:textarea-horizontal-align="justify" draw:textarea-vertical-align="middle" draw:auto-grow-height="false"/>
    </style:style>
    <style:style style:name="gr30"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31" style:family="graphic" style:parent-style-name="standard">
      <style:graphic-properties draw:stroke="none" draw:fill-color="#cccccc" draw:textarea-vertical-align="middle" draw:auto-grow-height="false" fo:min-height="0.749cm" fo:min-width="0.499cm"/>
    </style:style>
    <style:style style:name="gr32" style:family="graphic" style:parent-style-name="standard">
      <style:graphic-properties draw:fill-color="#ff0000" draw:textarea-vertical-align="middle" draw:auto-grow-height="false" fo:min-height="0.749cm" fo:min-width="0.499cm"/>
    </style:style>
    <style:style style:name="gr33"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34" style:family="graphic" style:parent-style-name="standard">
      <style:graphic-properties draw:stroke="none" draw:fill="none" fo:min-height="1.02cm"/>
    </style:style>
    <style:style style:name="gr35" style:family="graphic" style:parent-style-name="standard">
      <style:graphic-properties draw:stroke="none" draw:fill-color="#cccccc" draw:textarea-horizontal-align="justify" draw:textarea-vertical-align="middle" draw:auto-grow-height="false"/>
    </style:style>
    <style:style style:name="gr36" style:family="graphic" style:parent-style-name="standard">
      <style:graphic-properties draw:fill-color="#ff6633" draw:textarea-horizontal-align="justify" draw:textarea-vertical-align="middle" draw:auto-grow-height="false"/>
    </style:style>
    <style:style style:name="gr37" style:family="graphic" style:parent-style-name="standard">
      <style:graphic-properties draw:stroke="none" draw:fill-color="#cccccc" draw:textarea-vertical-align="middle" draw:auto-grow-height="false" fo:min-height="0.749cm" fo:min-width="0.499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40"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41"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42" style:family="graphic" style:parent-style-name="standard" style:list-style-name="L2">
      <style:graphic-properties draw:stroke="none" draw:fill="none" fo:min-height="3.75cm"/>
    </style:style>
    <style:style style:name="gr43" style:family="graphic" style:parent-style-name="standard">
      <style:graphic-properties draw:stroke="none" svg:stroke-color="#000000" draw:fill="solid" draw:fill-color="#ff9966" draw:auto-grow-height="true" draw:auto-grow-width="false" fo:max-height="0cm" fo:min-height="0cm"/>
    </style:style>
    <style:style style:name="gr44" style:family="graphic" style:parent-style-name="standard">
      <style:graphic-properties draw:stroke="none" draw:fill="none" fo:min-height="2.846cm"/>
    </style:style>
    <style:style style:name="gr45"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46" style:family="graphic" style:parent-style-name="standard">
      <style:graphic-properties draw:stroke="none" draw:fill="none" fo:min-height="1.424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3.256cm"/>
    </style:style>
    <style:style style:name="pr5" style:family="presentation" style:parent-style-name="Default-title">
      <style:graphic-properties draw:fill-color="#ffffff" fo:min-height="1.637cm"/>
    </style:style>
    <style:style style:name="pr6" style:family="presentation" style:parent-style-name="Default-title">
      <style:graphic-properties draw:fill-color="#ffffff" fo:min-height="0.869cm"/>
    </style:style>
    <style:style style:name="pr7"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text-properties fo:font-family="Courier" style:font-family-generic="modern" style:font-pitch="fixed"/>
    </style:style>
    <style:style style:name="P9" style:family="paragraph">
      <style:paragraph-properties fo:margin-left="1.2cm" fo:margin-right="0cm" text:enable-numbering="true" fo:text-indent="-0.6cm"/>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margin-left="0cm" fo:margin-right="0cm" fo:text-align="center" fo:text-indent="0cm"/>
      <style:text-properties fo:font-size="14pt" style:font-size-asian="18pt" style:font-size-complex="18pt"/>
    </style:style>
    <style:style style:name="P12" style:family="paragraph">
      <style:paragraph-properties fo:text-align="center"/>
      <style:text-properties fo:font-size="26pt" fo:font-weight="bold" style:font-size-asian="26pt" style:font-weight-asian="bold" style:font-size-complex="26pt" style:font-weight-complex="bold"/>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fo:text-indent="0cm"/>
      <style:text-properties fo:font-weight="bold" style:font-weight-asian="bold" style:font-weight-complex="bold"/>
    </style:style>
    <style:style style:name="P15" style:family="paragraph">
      <style:paragraph-properties fo:margin-left="0cm" fo:margin-right="0cm" fo:text-align="center" text:enable-numbering="false" fo:text-indent="0cm"/>
    </style:style>
    <style:style style:name="P16" style:family="paragraph">
      <style:paragraph-properties fo:margin-left="0cm" fo:margin-right="0cm" fo:text-align="center" text:enable-numbering="false"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color="#999999" fo:font-family="Courier" style:font-family-generic="modern" style:font-pitch="fixed" fo:font-style="italic" style:font-style-asian="italic" style:font-style-complex="italic"/>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14pt" fo:font-weight="bold" style:font-size-asian="18pt" style:font-size-complex="18pt"/>
    </style:style>
    <style:style style:name="T8" style:family="text">
      <style:text-properties fo:font-size="14pt" style:font-size-asian="18pt" style:font-size-complex="18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14pt"/>
    </style:style>
    <style:style style:name="T11"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183cm" presentation:class="title" presentation:user-transformed="true">
          <draw:text-box>
            <text:p text:style-name="P1">The Siml Compiler</text:p>
          </draw:text-box>
        </draw:frame>
        <draw:g>
          <draw:custom-shape draw:style-name="gr3" draw:text-style-name="P5" draw:id="id2" draw:layer="layout" svg:width="0.635cm" svg:height="0.635cm" svg:x="7.581cm" svg:y="7.955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4" draw:layer="layout" svg:width="0.635cm" svg:height="0.635cm" svg:x="8.281cm" svg:y="6.058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581cm" svg:y2="8.272cm" draw:start-shape="id1" draw:start-glue-point="8" draw:end-shape="id2" draw:end-glue-point="6" svg:d="m6832 3684v4588h749">
            <text:p text:style-name="P1"/>
          </draw:connector>
          <draw:connector draw:style-name="gr4" draw:text-style-name="P6" draw:layer="layout" svg:x1="7.699cm" svg:y1="4.795cm" svg:x2="8.281cm" svg:y2="6.375cm" draw:start-shape="id3" draw:start-glue-point="8" draw:end-shape="id4" draw:end-glue-point="6" svg:d="m7699 4795v1580h582">
            <text:p text:style-name="P1"/>
          </draw:connector>
          <draw:connector draw:style-name="gr4" draw:text-style-name="P6" draw:layer="layout" svg:x1="8.216cm" svg:y1="8.272cm" svg:x2="8.786cm" svg:y2="8.272cm" draw:start-shape="id2" draw:start-glue-point="10" draw:end-shape="id5" draw:end-glue-point="3" svg:d="m8216 8272h570">
            <text:p text:style-name="P1"/>
          </draw:connector>
          <draw:connector draw:style-name="gr4" draw:text-style-name="P6" draw:layer="layout" svg:x1="8.916cm" svg:y1="6.375cm" svg:x2="9.355cm" svg:y2="6.375cm" draw:start-shape="id4" draw:start-glue-point="10" draw:end-shape="id6" draw:end-glue-point="3" svg:d="m8916 6375h439">
            <text:p text:style-name="P1"/>
          </draw:connector>
          <draw:custom-shape draw:style-name="gr3" draw:text-style-name="P5" draw:id="id7" draw:layer="layout" svg:width="0.635cm" svg:height="0.635cm" svg:x="8.282cm" svg:y="5.015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8.917cm" svg:y1="5.332cm" svg:x2="9.31cm" svg:y2="5.332cm" draw:start-shape="id7" draw:start-glue-point="10" draw:end-shape="id8" draw:end-glue-point="3" svg:d="m8917 5332h393">
            <text:p text:style-name="P1"/>
          </draw:connector>
          <draw:connector draw:style-name="gr4" draw:text-style-name="P6" draw:layer="layout" svg:x1="8.282cm" svg:y1="5.332cm" svg:x2="7.699cm" svg:y2="4.795cm" draw:start-shape="id7" draw:start-glue-point="6" draw:end-shape="id3" draw:end-glue-point="8" svg:d="m8282 5332h-583v-537">
            <text:p text:style-name="P1"/>
          </draw:connector>
          <draw:custom-shape draw:style-name="gr3" draw:text-style-name="P5" draw:id="id1" draw:layer="layout" svg:width="1.905cm" svg:height="0.809cm" svg:x="5.88cm" svg:y="2.875cm">
            <text:p text:style-name="P5">sim1</text:p>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3" draw:text-style-name="P5" draw:id="id3" draw:layer="layout" svg:width="0.635cm" svg:height="0.635cm" svg:x="7.382cm" svg:y="4.16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382cm" svg:y2="4.477cm" draw:start-shape="id1" draw:start-glue-point="8" draw:end-shape="id3" draw:end-glue-point="6" svg:d="m6832 3684v793h550">
            <text:p text:style-name="P1"/>
          </draw:connector>
          <draw:custom-shape draw:style-name="gr5" draw:text-style-name="P5" draw:id="id9" draw:layer="layout" svg:width="5.715cm" svg:height="0.635cm" svg:x="8.252cm" svg:y="6.969cm">
            <text:p text:style-name="P5">foo(this, x:Real=0)</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1.109cm" svg:y1="7.604cm" svg:x2="14.372cm" svg:y2="8.156cm" draw:start-shape="id9" draw:end-shape="id10" draw:end-glue-point="3" svg:d="m11109 7604v552h3263">
            <text:p text:style-name="P1"/>
          </draw:connector>
          <draw:custom-shape draw:style-name="gr6" draw:text-style-name="P7" draw:id="id10" draw:layer="layout" svg:width="3.175cm" svg:height="1.905cm" svg:x="14.372cm" svg:y="7.204cm">
            <text:p text:style-name="P7">a = 2*x</text:p>
            <text:p text:style-name="P7">b = a**2</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7.699cm" svg:y1="4.795cm" svg:x2="8.252cm" svg:y2="7.286cm" draw:start-shape="id3" draw:start-glue-point="8" draw:end-shape="id9" draw:end-glue-point="3" svg:d="m7699 4795v2491h553">
            <text:p text:style-name="P1"/>
          </draw:connector>
          <draw:custom-shape draw:style-name="gr7" draw:text-style-name="P5" draw:id="id8" draw:layer="layout" svg:width="1.615cm" svg:height="0.841cm" svg:x="9.31cm" svg:y="4.9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6" draw:layer="layout" svg:width="1.615cm" svg:height="0.841cm" svg:x="9.355cm" svg:y="5.955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5" draw:layer="layout" svg:width="1.615cm" svg:height="0.841cm" svg:x="8.786cm" svg:y="7.85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g>
          <draw:g draw:id="id11">
            <draw:custom-shape draw:style-name="gr8" draw:text-style-name="P6" draw:layer="layout" svg:width="0.635cm" svg:height="0.635cm" svg:x="6.9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877cm">
              <text:p text:style-name="P1"/>
              <draw:enhanced-geometry svg:viewBox="0 0 21600 21600" draw:type="rectangle" draw:enhanced-path="M 0 0 L 21600 0 21600 21600 0 21600 0 0 Z N"/>
            </draw:custom-shape>
          </draw:g>
          <draw:custom-shape draw:style-name="gr5" draw:text-style-name="P5" draw:id="id12" draw:layer="layout" svg:width="3.81cm" svg:height="1.905cm" svg:x="8.715cm" svg:y="14.289cm">
            <text:p text:style-name="P5">System</text:p>
            <text:p text:style-name="P5">dynamic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3">
            <draw:custom-shape draw:style-name="gr8" draw:text-style-name="P6" draw:layer="layout" svg:width="0.635cm" svg:height="0.635cm" svg:x="13.7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877cm">
              <text:p text:style-name="P1"/>
              <draw:enhanced-geometry svg:viewBox="0 0 21600 21600" draw:type="rectangle" draw:enhanced-path="M 0 0 L 21600 0 21600 21600 0 21600 0 0 Z N"/>
            </draw:custom-shape>
          </draw:g>
          <draw:custom-shape draw:style-name="gr9" draw:text-style-name="P5" draw:id="id14" draw:layer="layout" svg:width="3.81cm" svg:height="1.905cm" svg:x="8.715cm" svg:y="16.79cm">
            <text:p text:style-name="P5">Solv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5">
            <draw:g>
              <draw:custom-shape draw:style-name="gr8" draw:text-style-name="P6" draw:layer="layout" svg:width="0.635cm" svg:height="0.635cm" svg:x="16.50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1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775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8.4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04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68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31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95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9.177cm">
                <text:p text:style-name="P1"/>
                <draw:enhanced-geometry svg:viewBox="0 0 21600 21600" draw:type="rectangle" draw:enhanced-path="M 0 0 L 21600 0 21600 21600 0 21600 0 0 Z N"/>
              </draw:custom-shape>
            </draw:g>
          </draw:g>
          <draw:connector draw:style-name="gr10" draw:text-style-name="P6" draw:layer="layout" draw:type="line" svg:x1="7.546cm" svg:y1="15.241cm" svg:x2="8.715cm" svg:y2="15.241cm" draw:start-shape="id11" draw:start-glue-point="1" draw:end-shape="id12" draw:end-glue-point="3" svg:d="m7546 15241h1169">
            <text:p text:style-name="P1"/>
          </draw:connector>
          <draw:connector draw:style-name="gr10" draw:text-style-name="P6" draw:layer="layout" draw:type="line" svg:x1="12.525cm" svg:y1="15.241cm" svg:x2="13.71cm" svg:y2="15.241cm" draw:start-shape="id12" draw:start-glue-point="1" draw:end-shape="id13" draw:end-glue-point="3" svg:d="m12525 15241h1185">
            <text:p text:style-name="P1"/>
          </draw:connector>
          <draw:connector draw:style-name="gr10" draw:text-style-name="P6" draw:layer="layout" draw:type="curve" draw:line-skew="-0.379cm" svg:x1="8.715cm" svg:y1="17.742cm" svg:x2="6.91cm" svg:y2="15.241cm" draw:start-shape="id14" draw:start-glue-point="3" draw:end-shape="id11" draw:end-glue-point="3" svg:d="m8715 17742c-4027 0-3125-2501-1805-2501">
            <text:p text:style-name="P1"/>
          </draw:connector>
          <draw:connector draw:style-name="gr10" draw:text-style-name="P6" draw:layer="layout" draw:type="curve" draw:line-skew="0.415cm" svg:x1="14.346cm" svg:y1="15.241cm" svg:x2="12.525cm" svg:y2="17.742cm" draw:start-shape="id13" draw:start-glue-point="1" draw:end-shape="id14" draw:end-glue-point="1" svg:d="m14346 15241c1371 0 2281 2501-1821 2501">
            <text:p text:style-name="P1"/>
          </draw:connector>
          <draw:connector draw:style-name="gr10" draw:text-style-name="P6" draw:layer="layout" draw:type="curve" svg:x1="10.62cm" svg:y1="18.695cm" svg:x2="16.501cm" svg:y2="18.541cm" draw:start-shape="id14" draw:start-glue-point="2" draw:end-shape="id15" draw:end-glue-point="3" svg:d="m10620 18695c0 750 1947 625 2672 399s227-553 3209-553">
            <text:p text:style-name="P1"/>
          </draw:connector>
        </draw:g>
        <draw:custom-shape draw:style-name="gr11" draw:text-style-name="P5" draw:layer="layout" svg:width="6.35cm" svg:height="3.175cm" svg:x="7.325cm" svg:y="9.86cm">
          <text:p text:style-name="P5">translation</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3.175cm" svg:height="1.905cm" svg:x="1.27cm" svg:y="1.27cm">
          <text:p text:style-name="P5">Object oriented</text:p>
          <draw:enhanced-geometry svg:viewBox="0 0 21600 21600" draw:text-areas="800 800 20800 20800" draw:type="round-rectangular-callout" draw:modifiers="32644.8362720403 22778.59391395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3.175cm" svg:height="1.905cm" svg:x="2.271cm" svg:y="11.271cm">
          <text:p text:style-name="P5">Single</text:p>
          <text:p text:style-name="P5">array</text:p>
          <draw:enhanced-geometry svg:viewBox="0 0 21600 21600" draw:text-areas="800 800 20800 20800" draw:type="round-rectangular-callout" draw:modifiers="32434.0050377834 32773.97691500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13" draw:text-style-name="P8"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3"><text:tab/></text:span><text:span text:style-name="T3">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3"><text:tab/></text:span><text:span text:style-name="T3">data x: 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5">#Syntax for access to differentials needs work</text:span></text:p>
            <text:p text:style-name="P1"><text:span text:style-name="T3"><text:tab/></text:span><text:span text:style-name="T3"><text:tab/></text:span><text:span text:style-name="T3">$s = v; s`= v; </text:span><text:span text:style-name="T5">#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5">#for partial differentials </text:span></text:p>
            <text:p text:style-name="P1"><text:span text:style-name="T3"><text:tab/></text:span><text:span text:style-name="T3"><text:tab/></text:span><text:span text:style-name="T3">$c = D * diff(c, 0, 0) + q_chem</text:span></text:p>
            <text:p text:style-name="P1"><text:span text:style-name="T3"><text:tab/></text:span><text:span text:style-name="T3"><text:tab/></text:span><text:span text:style-name="T3">$c = D * c$0$0 + q_chem</text:span></text:p>
            <text:p text:style-name="P1"><text:span text:style-name="T3"><text:tab/></text:span><text:span text:style-name="T3"><text:tab/></text:span><text:span text:style-name="T3">c` = D * c`0`0 + q_chem;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4" draw:text-style-name="P1" draw:layer="layout" svg:width="26.67cm" svg:height="3.473cm" svg:x="0.635cm" svg:y="0.854cm" presentation:class="title" presentation:user-transformed="true">
          <draw:text-box>
            <text:p text:style-name="P1">Overview <text:line-break/>From Siml to Python</text:p>
          </draw:text-box>
        </draw:frame>
        <draw:frame draw:style-name="gr14" draw:layer="layout" svg:width="16.718cm" svg:height="8.783cm" svg:x="3.625cm" svg:y="8.255cm">
          <draw:text-box>
            <text:list text:style-name="L1">
              <text:list-item>
                <text:p text:style-name="P2">Parse the program text -&gt; AST</text:p>
              </text:list-item>
            </text:list>
            <text:list text:style-name="L1">
              <text:list-item>
                <text:p text:style-name="P2">Interpret AST -&gt; Intermediate Language Objects</text:p>
              </text:list-item>
            </text:list>
            <text:list text:style-name="L1">
              <text:list-item>
                <text:list>
                  <text:list-item>
                    <text:p text:style-name="P9">Compute constants</text:p>
                  </text:list-item>
                </text:list>
              </text:list-item>
            </text:list>
            <text:list text:style-name="L1">
              <text:list-item>
                <text:list>
                  <text:list-item>
                    <text:p text:style-name="P9">Set up objects</text:p>
                  </text:list-item>
                </text:list>
              </text:list-item>
            </text:list>
            <text:list text:style-name="L1">
              <text:list-item>
                <text:list>
                  <text:list-item>
                    <text:p text:style-name="P9">Collect data and code into simulation objects</text:p>
                  </text:list-item>
                </text:list>
              </text:list-item>
            </text:list>
            <text:list text:style-name="L1">
              <text:list-item>
                <text:list>
                  <text:list-item>
                    <text:p text:style-name="P9">Flatten data tree.</text:p>
                  </text:list-item>
                </text:list>
              </text:list-item>
            </text:list>
            <text:list text:style-name="L1">
              <text:list-item>
                <text:p text:style-name="P2">Reorder statements</text:p>
              </text:list-item>
            </text:list>
            <text:list text:style-name="L1">
              <text:list-item>
                <text:p text:style-name="P2">Optimize</text:p>
              </text:list-item>
            </text:list>
            <text:list text:style-name="L1">
              <text:list-item>
                <text:list>
                  <text:list-item>
                    <text:p text:style-name="P9">Remove variables that are used only once</text:p>
                  </text:list-item>
                </text:list>
              </text:list-item>
            </text:list>
            <text:list text:style-name="L1">
              <text:list-item>
                <text:list>
                  <text:list-item>
                    <text:p text:style-name="P9">Algebraic simplification of expressions</text:p>
                  </text:list-item>
                </text:list>
              </text:list-item>
            </text:list>
            <text:list text:style-name="L1">
              <text:list-item>
                <text:list>
                  <text:list-item>
                    <text:p text:style-name="P9">Attempting to find closed solutions to partial problems</text:p>
                  </text:list-item>
                </text:list>
              </text:list-item>
            </text:list>
            <text:list text:style-name="L1">
              <text:list-item>
                <text:p text:style-name="P2">Generate Code -&gt; Python (C in distant future)</text:p>
              </text:list-item>
            </text:list>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15"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9">Initialize the collection infrastructure for unevaluated code.</text:p>
                  </text:list-item>
                </text:list>
              </text:list-item>
            </text:list>
            <text:list text:style-name="L1">
              <text:list-item>
                <text:list>
                  <text:list-item>
                    <text:p text:style-name="P9">Initialize infrastructure for data flattening</text:p>
                  </text:list-item>
                </text:list>
              </text:list-item>
            </text:list>
            <text:list text:style-name="L1">
              <text:list-item>
                <text:list>
                  <text:list-item>
                    <text:p text:style-name="P9">Call top level simulation functions ('initialize', 'dynamic', 'final'), and collect unevaluated code.</text:p>
                  </text:list-item>
                </text:list>
              </text:list-item>
            </text:list>
            <text:list text:style-name="L1">
              <text:list-item>
                <text:list>
                  <text:list-item>
                    <text:p text:style-name="P9">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5" draw:text-style-name="P1" draw:layer="layout" svg:width="25.199cm" svg:height="2.448cm" svg:x="1.4cm" svg:y="0.162cm" presentation:class="title" presentation:user-transformed="true">
          <draw:text-box>
            <text:p text:style-name="P1"><text:span text:style-name="T1">AST</text:span><text:span text:style-name="T1"><text:line-break/></text:span><text:span text:style-name="T6">Structure of the Abstract Syntax Tree (AST)</text:span></text:p>
          </draw:text-box>
        </draw:frame>
        <draw:custom-shape draw:style-name="gr3" draw:text-style-name="P6" draw:id="id16" draw:layer="layout" svg:width="3.175cm" svg:height="1.27cm" svg:x="0.435cm" svg:y="1.44cm">
          <text:p text:style-name="P5">Program</text:p>
          <draw:enhanced-geometry svg:viewBox="0 0 21600 21600" draw:type="rectangle" draw:enhanced-path="M 0 0 L 21600 0 21600 21600 0 21600 0 0 Z N"/>
        </draw:custom-shape>
        <draw:connector draw:style-name="gr4" draw:text-style-name="P6" draw:layer="layout" svg:x1="2.022cm" svg:y1="2.71cm" svg:x2="2.575cm" svg:y2="19.57cm" draw:start-shape="id16" draw:start-glue-point="2" draw:end-shape="id17" draw:end-glue-point="3" svg:d="m2022 2710v16860h553">
          <text:p text:style-name="P1"/>
        </draw:connector>
        <draw:custom-shape draw:style-name="gr3" draw:text-style-name="P6" draw:id="id18" draw:layer="layout" svg:width="1.905cm" svg:height="0.695cm" svg:x="2.54cm" svg:y="7.76cm">
          <text:p text:style-name="P5">Foo</text:p>
          <draw:enhanced-geometry svg:viewBox="0 0 21600 21600" draw:type="rectangle" draw:enhanced-path="M 0 0 L 21600 0 21600 21600 0 21600 0 0 Z N"/>
        </draw:custom-shape>
        <draw:connector draw:style-name="gr4" draw:text-style-name="P6" draw:layer="layout" svg:x1="3.492cm" svg:y1="8.455cm" svg:x2="4.446cm" svg:y2="9.011cm" draw:start-shape="id18" draw:start-glue-point="2" draw:end-shape="id19" draw:end-glue-point="6" svg:d="m3492 8455v556h954">
          <text:p text:style-name="P1"/>
        </draw:connector>
        <draw:custom-shape draw:style-name="gr3" draw:text-style-name="P6" draw:id="id20" draw:layer="layout" svg:width="1.905cm" svg:height="0.695cm" svg:x="2.54cm" svg:y="12.63cm">
          <text:p text:style-name="P5">Bar</text:p>
          <draw:enhanced-geometry svg:viewBox="0 0 21600 21600" draw:type="rectangle" draw:enhanced-path="M 0 0 L 21600 0 21600 21600 0 21600 0 0 Z N"/>
        </draw:custom-shape>
        <draw:custom-shape draw:style-name="gr3" draw:text-style-name="P6" draw:id="id21" draw:layer="layout" svg:width="0.635cm" svg:height="0.635cm" svg:x="5.03cm" svg:y="13.535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22" draw:layer="layout" svg:width="0.635cm" svg:height="0.635cm" svg:x="5.03cm" svg:y="14.47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492cm" svg:y1="13.325cm" svg:x2="5.03cm" svg:y2="13.852cm" draw:start-shape="id20" draw:start-glue-point="2" draw:end-shape="id21" draw:end-glue-point="6" svg:d="m3492 13325v527h1538">
          <text:p text:style-name="P1"/>
        </draw:connector>
        <draw:connector draw:style-name="gr4" draw:text-style-name="P6" draw:layer="layout" svg:x1="3.492cm" svg:y1="13.325cm" svg:x2="5.03cm" svg:y2="14.787cm" draw:start-shape="id20" draw:start-glue-point="2" draw:end-shape="id22" draw:end-glue-point="6" svg:d="m3492 13325v1462h1538">
          <text:p text:style-name="P1"/>
        </draw:connector>
        <draw:custom-shape draw:style-name="gr3" draw:text-style-name="P6" draw:id="id23" draw:layer="layout" svg:width="1.905cm" svg:height="0.695cm" svg:x="6.1cm" svg:y="13.505cm">
          <text:p text:style-name="P5">Foo</text:p>
          <draw:enhanced-geometry svg:viewBox="0 0 21600 21600" draw:type="rectangle" draw:enhanced-path="M 0 0 L 21600 0 21600 21600 0 21600 0 0 Z N"/>
        </draw:custom-shape>
        <draw:custom-shape draw:style-name="gr16" draw:text-style-name="P5" draw:id="id24" draw:layer="layout" svg:width="1.905cm" svg:height="0.695cm" svg:x="6.1cm" svg:y="14.445cm">
          <text:p text:style-name="P5">Float</text:p>
          <draw:enhanced-geometry svg:viewBox="0 0 21600 21600" draw:type="rectangle" draw:enhanced-path="M 0 0 L 21600 0 21600 21600 0 21600 0 0 Z N"/>
        </draw:custom-shape>
        <draw:connector draw:style-name="gr4" draw:text-style-name="P6" draw:layer="layout" svg:x1="5.665cm" svg:y1="13.852cm" svg:x2="6.1cm" svg:y2="13.852cm" draw:start-shape="id21" draw:start-glue-point="10" draw:end-shape="id23" draw:end-glue-point="3" svg:d="m5665 13852h435">
          <text:p text:style-name="P1"/>
        </draw:connector>
        <draw:connector draw:style-name="gr4" draw:text-style-name="P6" draw:layer="layout" svg:x1="5.665cm" svg:y1="14.787cm" svg:x2="6.1cm" svg:y2="14.792cm" draw:start-shape="id22" draw:start-glue-point="10" draw:end-shape="id24" draw:end-glue-point="3" svg:d="m5665 14787h217v5h218">
          <text:p text:style-name="P1"/>
        </draw:connector>
        <draw:custom-shape draw:style-name="gr5" draw:text-style-name="P5" draw:id="id25" draw:layer="layout" svg:width="3.175cm" svg:height="0.635cm" svg:x="5.006cm" svg:y="15.354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006cm" svg:y1="15.671cm" svg:x2="3.492cm" svg:y2="13.325cm" draw:start-shape="id25" draw:start-glue-point="3" draw:end-shape="id20" draw:end-glue-point="2" svg:d="m5006 15671h-1514v-2346">
          <text:p text:style-name="P1"/>
        </draw:connector>
        <draw:connector draw:style-name="gr4" draw:text-style-name="P6" draw:layer="layout" svg:x1="2.022cm" svg:y1="2.71cm" svg:x2="2.54cm" svg:y2="8.107cm" draw:start-shape="id16" draw:start-glue-point="2" draw:end-shape="id18" draw:end-glue-point="3" svg:d="m2022 2710v5397h518">
          <text:p text:style-name="P1"/>
        </draw:connector>
        <draw:connector draw:style-name="gr4" draw:text-style-name="P6" draw:layer="layout" svg:x1="2.022cm" svg:y1="2.71cm" svg:x2="2.54cm" svg:y2="12.977cm" draw:start-shape="id16" draw:start-glue-point="2" draw:end-shape="id20" draw:end-glue-point="3" svg:d="m2022 2710v10267h518">
          <text:p text:style-name="P1"/>
        </draw:connector>
        <draw:custom-shape draw:style-name="gr3" draw:text-style-name="P6" draw:id="id26" draw:layer="layout" svg:width="1.905cm" svg:height="0.695cm" svg:x="5.401cm" svg:y="19.223cm">
          <text:p text:style-name="P5">Bar</text:p>
          <draw:enhanced-geometry svg:viewBox="0 0 21600 21600" draw:type="rectangle" draw:enhanced-path="M 0 0 L 21600 0 21600 21600 0 21600 0 0 Z N"/>
        </draw:custom-shape>
        <draw:connector draw:style-name="gr4" draw:text-style-name="P6" draw:layer="layout" svg:x1="5.115cm" svg:y1="19.57cm" svg:x2="5.401cm" svg:y2="19.57cm" draw:start-shape="id17" draw:start-glue-point="1" draw:end-shape="id26" draw:end-glue-point="3" svg:d="m5115 19570h286">
          <text:p text:style-name="P1"/>
        </draw:connector>
        <draw:custom-shape draw:style-name="gr3" draw:text-style-name="P6" draw:id="id19" draw:layer="layout" svg:width="1.47cm" svg:height="0.635cm" svg:x="4.446cm" svg:y="8.694cm">
          <text:p text:style-name="P5">a,b</text:p>
          <draw:enhanced-geometry svg:viewBox="0 0 21600 21600" draw:glue-points="10800 0 3160 3160 0 10800 3160 18440 10800 21600 18440 18440 21600 10800 18440 3160" draw:text-areas="3200 3200 18400 18400" draw:type="ellipse"/>
        </draw:custom-shape>
        <draw:custom-shape draw:style-name="gr16" draw:text-style-name="P5" draw:layer="layout" svg:width="1.905cm" svg:height="0.695cm" svg:x="6.416cm" svg:y="8.664cm">
          <text:p text:style-name="P5">Float</text:p>
          <draw:enhanced-geometry svg:viewBox="0 0 21600 21600" draw:type="rectangle" draw:enhanced-path="M 0 0 L 21600 0 21600 21600 0 21600 0 0 Z N"/>
        </draw:custom-shape>
        <draw:connector draw:style-name="gr4" draw:text-style-name="P6" draw:layer="layout" svg:x1="5.916cm" svg:y1="9.006cm" svg:x2="6.416cm" svg:y2="9.016cm" svg:d="m5916 9006h250v10h250">
          <text:p text:style-name="P1"/>
        </draw:connector>
        <draw:custom-shape draw:style-name="gr5" draw:text-style-name="P5" draw:id="id27" draw:layer="layout" svg:width="5.715cm" svg:height="0.635cm" svg:x="4.48cm" svg:y="9.6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492cm" svg:y1="8.455cm" svg:x2="4.48cm" svg:y2="9.947cm" draw:start-shape="id18" draw:start-glue-point="2" draw:end-shape="id27" draw:end-glue-point="3" svg:d="m3492 8455v1492h988">
          <text:p text:style-name="P1"/>
        </draw:connector>
        <draw:connector draw:style-name="gr4" draw:text-style-name="P6" draw:layer="layout" svg:x1="7.337cm" svg:y1="10.265cm" svg:x2="7.9cm" svg:y2="11.517cm" draw:start-shape="id27" draw:end-shape="id28" draw:end-glue-point="3" svg:d="m7337 10265v1252h563">
          <text:p text:style-name="P1"/>
        </draw:connector>
        <draw:custom-shape draw:style-name="gr3" draw:text-style-name="P6" draw:id="id17" draw:layer="layout" svg:width="2.54cm" svg:height="1.27cm" svg:x="2.575cm" svg:y="18.935cm">
          <text:p text:style-name="P5">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5" draw:layer="layout" svg:width="9.685cm" svg:height="1.835cm" svg:x="9.33cm" svg:y="7.2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715cm" svg:height="1.27cm" svg:x="3.455cm" svg:y="5.78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id="id28" draw:layer="layout" svg:width="3.175cm" svg:height="1.905cm" svg:x="7.9cm" svg:y="10.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1.43cm" svg:height="1.815cm" svg:x="12.065cm" svg:y="10.0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08cm" svg:height="1.905cm" svg:x="11.295cm" svg:y="12.7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id="id30" draw:layer="layout" svg:width="1.905cm" svg:height="0.695cm" svg:x="5.401cm" svg:y="17.155cm">
          <text:p text:style-name="P5">Bar</text:p>
          <draw:enhanced-geometry svg:viewBox="0 0 21600 21600" draw:type="rectangle" draw:enhanced-path="M 0 0 L 21600 0 21600 21600 0 21600 0 0 Z N"/>
        </draw:custom-shape>
        <draw:connector draw:style-name="gr4" draw:text-style-name="P6" draw:layer="layout" svg:x1="4.816cm" svg:y1="17.501cm" svg:x2="5.401cm" svg:y2="17.502cm" draw:start-shape="id29" draw:start-glue-point="10" draw:end-shape="id30" draw:end-glue-point="3" svg:d="m4816 17501h292v1h293">
          <text:p text:style-name="P1"/>
        </draw:connector>
        <draw:custom-shape draw:style-name="gr12" draw:text-style-name="P5" draw:layer="layout" svg:width="12.7cm" svg:height="1.27cm" svg:x="9.525cm" svg:y="16.175cm">
          <text:p text:style-name="P1">Data statement: Define global constant</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6" draw:layer="layout" svg:x1="2.022cm" svg:y1="2.71cm" svg:x2="2.54cm" svg:y2="17.501cm" draw:start-shape="id16" draw:start-glue-point="2" draw:end-shape="id29" draw:end-glue-point="6" svg:d="m2022 2710v14791h518">
          <text:p text:style-name="P1"/>
        </draw:connector>
        <draw:custom-shape draw:style-name="gr3" draw:text-style-name="P6" draw:id="id29" draw:layer="layout" svg:width="2.276cm" svg:height="1.254cm" svg:x="2.54cm" svg:y="16.875cm">
          <text:p text:style-name="P5">myBar</text:p>
          <draw:enhanced-geometry svg:viewBox="0 0 21600 21600" draw:glue-points="10800 0 3160 3160 0 10800 3160 18440 10800 21600 18440 18440 21600 10800 18440 3160" draw:text-areas="3200 3200 18400 18400" draw:type="ellipse"/>
        </draw:custom-shape>
        <draw:custom-shape draw:style-name="gr3" draw:text-style-name="P6" draw:id="id31" draw:layer="layout" svg:width="0.635cm" svg:height="0.635cm" svg:x="2.54cm" svg:y="4.415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22cm" svg:y1="2.71cm" svg:x2="2.54cm" svg:y2="4.732cm" draw:start-shape="id16" draw:start-glue-point="2" draw:end-shape="id31" draw:end-glue-point="6" svg:d="m2022 2710v2022h518">
          <text:p text:style-name="P1"/>
        </draw:connector>
        <draw:custom-shape draw:style-name="gr16" draw:text-style-name="P5" draw:id="id32" draw:layer="layout" svg:width="1.905cm" svg:height="0.695cm" svg:x="3.61cm" svg:y="4.385cm">
          <text:p text:style-name="P5">Float</text:p>
          <draw:enhanced-geometry svg:viewBox="0 0 21600 21600" draw:type="rectangle" draw:enhanced-path="M 0 0 L 21600 0 21600 21600 0 21600 0 0 Z N"/>
        </draw:custom-shape>
        <draw:connector draw:style-name="gr4" draw:text-style-name="P6" draw:layer="layout" svg:x1="3.175cm" svg:y1="4.732cm" svg:x2="3.61cm" svg:y2="4.732cm" draw:start-shape="id31" draw:start-glue-point="10" draw:end-shape="id32" draw:end-glue-point="3" svg:d="m3175 4732h435">
          <text:p text:style-name="P1"/>
        </draw:connector>
        <draw:custom-shape draw:style-name="gr12" draw:text-style-name="P5" draw:layer="layout" svg:width="5.715cm" svg:height="1.27cm" svg:x="6.144cm" svg:y="3.223cm">
          <text:p text:style-name="P1">Global constant</text:p>
          <draw:enhanced-geometry svg:viewBox="0 0 21600 21600" draw:text-areas="800 800 20800 20800" draw:type="round-rectangular-callout" draw:modifiers="-3007.97760671798 23911.2509834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 draw:layer="layout" svg:width="10.16cm" svg:height="2.694cm" svg:x="16.51cm" svg:y="2.875cm">
          <draw:text-box>
            <text:p text:style-name="P1">The AST is created by the parser. It represents the program's text.</text:p>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custom-shape draw:style-name="gr3" draw:text-style-name="P5" draw:id="id55" draw:layer="layout" svg:width="3.175cm" svg:height="1.905cm" svg:x="5.636cm" svg:y="2.141cm">
          <text:p text:style-name="P5">builtin</text:p>
          <draw:enhanced-geometry svg:viewBox="0 0 88 21600" draw:glue-points="44 ?f6 44 0 0 10800 44 21600 88 10800" draw:text-areas="0 ?f6 88 ?f3" draw:mirror-horizontal="false" draw:mirror-vertical="false"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6" draw:text-style-name="P1" draw:layer="layout" svg:width="25.199cm" svg:height="1.737cm" svg:x="1.608cm" svg:y="0.197cm" presentation:class="title" presentation:user-transformed="true">
          <draw:text-box>
            <text:p text:style-name="P1">Symbol Table – Root Namespace</text:p>
          </draw:text-box>
        </draw:frame>
        <draw:frame draw:style-name="gr15" draw:text-style-name="P1" draw:layer="layout" svg:width="6.985cm" svg:height="3.806cm" svg:x="19.685cm" svg:y="1.909cm">
          <draw:text-box>
            <text:list text:style-name="L1">
              <text:list-item>
                <text:p text:style-name="P3">Name Space Methods</text:p>
              </text:list-item>
            </text:list>
            <text:list text:style-name="L1">
              <text:list-item>
                <text:p text:style-name="P2">has_attr()</text:p>
              </text:list-item>
            </text:list>
            <text:list text:style-name="L1">
              <text:list-item>
                <text:p text:style-name="P2">get_attr()</text:p>
              </text:list-item>
            </text:list>
            <text:list text:style-name="L1">
              <text:list-item>
                <text:p text:style-name="P2">set_attr()</text:p>
              </text:list-item>
            </text:list>
            <text:list text:style-name="L1">
              <text:list-item>
                <text:p text:style-name="P2">del_attr()?</text:p>
              </text:list-item>
            </text:list>
          </draw:text-box>
        </draw:frame>
        <draw:custom-shape draw:style-name="gr3" draw:text-style-name="P6" draw:id="id34" draw:layer="layout" svg:width="0.737cm" svg:height="0.848cm" svg:x="11.745cm" svg:y="6.081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239cm" svg:y1="5.545cm" svg:x2="11.745cm" svg:y2="6.504cm" draw:start-shape="id33" draw:start-glue-point="8" draw:end-shape="id34" draw:end-glue-point="6" svg:d="m11239 5545v959h506">
          <text:p text:style-name="P1"/>
        </draw:connector>
        <draw:connector draw:style-name="gr4" draw:text-style-name="P6" draw:layer="layout" svg:x1="12.113cm" svg:y1="6.929cm" svg:x2="13.445cm" svg:y2="7.15cm" draw:start-shape="id34" draw:start-glue-point="8" draw:end-shape="id35" draw:end-glue-point="3" svg:d="m12113 6929v221h1332">
          <text:p text:style-name="P1"/>
        </draw:connector>
        <draw:custom-shape draw:style-name="gr3" draw:text-style-name="P5" draw:id="id37" draw:layer="layout" svg:width="0.635cm" svg:height="0.635cm" svg:x="13.511cm" svg:y="19.316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9" draw:layer="layout" svg:width="0.635cm" svg:height="0.635cm" svg:x="14.211cm" svg:y="17.419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511cm" svg:y2="19.633cm" draw:start-shape="id36" draw:start-glue-point="8" draw:end-shape="id37" draw:end-glue-point="6" svg:d="m12762 15045v4588h749">
          <text:p text:style-name="P1"/>
        </draw:connector>
        <draw:connector draw:style-name="gr4" draw:text-style-name="P6" draw:layer="layout" svg:x1="13.629cm" svg:y1="16.156cm" svg:x2="14.211cm" svg:y2="17.736cm" draw:start-shape="id38" draw:start-glue-point="8" draw:end-shape="id39" draw:end-glue-point="6" svg:d="m13629 16156v1580h582">
          <text:p text:style-name="P1"/>
        </draw:connector>
        <draw:connector draw:style-name="gr4" draw:text-style-name="P6" draw:layer="layout" svg:x1="14.146cm" svg:y1="19.633cm" svg:x2="14.716cm" svg:y2="19.633cm" draw:start-shape="id37" draw:start-glue-point="10" draw:end-shape="id40" draw:end-glue-point="3" svg:d="m14146 19633h570">
          <text:p text:style-name="P1"/>
        </draw:connector>
        <draw:connector draw:style-name="gr4" draw:text-style-name="P6" draw:layer="layout" svg:x1="14.846cm" svg:y1="17.736cm" svg:x2="15.285cm" svg:y2="17.736cm" draw:start-shape="id39" draw:start-glue-point="10" draw:end-shape="id41" draw:end-glue-point="3" svg:d="m14846 17736h439">
          <text:p text:style-name="P1"/>
        </draw:connector>
        <draw:custom-shape draw:style-name="gr3" draw:text-style-name="P5" draw:id="id42" draw:layer="layout" svg:width="0.635cm" svg:height="0.635cm" svg:x="14.212cm" svg:y="16.376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4.847cm" svg:y1="16.693cm" svg:x2="15.24cm" svg:y2="16.693cm" draw:start-shape="id42" draw:start-glue-point="10" draw:end-shape="id43" draw:end-glue-point="3" svg:d="m14847 16693h393">
          <text:p text:style-name="P1"/>
        </draw:connector>
        <draw:connector draw:style-name="gr4" draw:text-style-name="P6" draw:layer="layout" svg:x1="14.212cm" svg:y1="16.693cm" svg:x2="13.629cm" svg:y2="16.156cm" draw:start-shape="id42" draw:start-glue-point="6" draw:end-shape="id38" draw:end-glue-point="8" svg:d="m14212 16693h-583v-537">
          <text:p text:style-name="P1"/>
        </draw:connector>
        <draw:connector draw:style-name="gr4" draw:text-style-name="P6" draw:layer="layout" svg:x1="11.81cm" svg:y1="14.64cm" svg:x2="11.239cm" svg:y2="5.545cm" draw:start-shape="id36" draw:start-glue-point="6" draw:end-shape="id33" draw:end-glue-point="8" svg:d="m11810 14640h-571v-9095">
          <text:p text:style-name="P1"/>
        </draw:connector>
        <draw:frame draw:style-name="gr18" draw:layer="layout" svg:width="0.502cm" svg:height="1.187cm" svg:x="-3.175cm" svg:y="13.269cm">
          <draw:text-box>
            <text:p text:style-name="P1"/>
          </draw:text-box>
        </draw:frame>
        <draw:custom-shape draw:style-name="gr19" draw:text-style-name="P6" draw:id="id47" draw:layer="layout" svg:width="7.815cm" svg:height="1.838cm" svg:x="13.42cm" svg:y="8.055cm">
          <text:p text:style-name="P5">Implementation</text:p>
          <text:p text:style-name="P5">not show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id="id33" draw:layer="layout" svg:width="1.27cm" svg:height="1.27cm" svg:x="10.605cm" svg:y="4.275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44" draw:layer="layout" svg:width="1.27cm" svg:height="0.809cm" svg:x="11.78cm" svg:y="7.881cm">
          <text:p text:style-name="P5">Foo</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78cm" svg:y1="8.285cm" svg:x2="11.239cm" svg:y2="5.545cm" draw:start-shape="id44" draw:start-glue-point="6" draw:end-shape="id33" draw:end-glue-point="8" svg:d="m11780 8285h-541v-2740">
          <text:p text:style-name="P1"/>
        </draw:connector>
        <draw:custom-shape draw:style-name="gr3" draw:text-style-name="P6" draw:id="id36" draw:layer="layout" svg:width="1.905cm" svg:height="0.809cm" svg:x="11.81cm" svg:y="14.236cm">
          <text:p text:style-name="P5">sim1</text:p>
          <draw:enhanced-geometry svg:viewBox="0 0 21600 21600" draw:glue-points="10800 0 3160 3160 0 10800 3160 18440 10800 21600 18440 18440 21600 10800 18440 3160" draw:text-areas="3200 3200 18400 18400" draw:type="ellipse"/>
        </draw:custom-shape>
        <draw:custom-shape draw:style-name="gr3" draw:text-style-name="P5" draw:id="id38" draw:layer="layout" svg:width="0.635cm" svg:height="0.635cm" svg:x="13.312cm" svg:y="15.521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312cm" svg:y2="15.838cm" draw:start-shape="id36" draw:start-glue-point="8" draw:end-shape="id38" draw:end-glue-point="6" svg:d="m12762 15045v793h550">
          <text:p text:style-name="P1"/>
        </draw:connector>
        <draw:custom-shape draw:style-name="gr5" draw:text-style-name="P5" draw:id="id45" draw:layer="layout" svg:width="5.715cm" svg:height="0.635cm" svg:x="14.182cm" svg:y="18.3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7.039cm" svg:y1="18.965cm" svg:x2="20.302cm" svg:y2="19.517cm" draw:start-shape="id45" draw:end-shape="id46" draw:end-glue-point="3" svg:d="m17039 18965v552h3263">
          <text:p text:style-name="P1"/>
        </draw:connector>
        <draw:custom-shape draw:style-name="gr6" draw:text-style-name="P6" draw:id="id46" draw:layer="layout" svg:width="3.175cm" svg:height="1.905cm" svg:x="20.302cm" svg:y="18.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629cm" svg:y1="16.156cm" svg:x2="14.182cm" svg:y2="18.647cm" draw:start-shape="id38" draw:start-glue-point="8" draw:end-shape="id45" draw:end-glue-point="3" svg:d="m13629 16156v2491h553">
          <text:p text:style-name="P1"/>
        </draw:connector>
        <draw:connector draw:style-name="gr4" draw:text-style-name="P6" draw:layer="layout" svg:x1="12.414cm" svg:y1="8.69cm" svg:x2="13.42cm" svg:y2="8.974cm" draw:start-shape="id44" draw:start-glue-point="8" draw:end-shape="id47" draw:end-glue-point="3" svg:d="m12414 8690v284h1006">
          <text:p text:style-name="P1"/>
        </draw:connector>
        <draw:custom-shape draw:style-name="gr3" draw:text-style-name="P6" draw:id="id48" draw:layer="layout" svg:width="1.27cm" svg:height="0.809cm" svg:x="11.78cm" svg:y="9.381cm">
          <text:p text:style-name="P5">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414cm" svg:y1="10.19cm" svg:x2="13.841cm" svg:y2="10.431cm" draw:start-shape="id48" draw:start-glue-point="8" draw:end-shape="id49" draw:end-glue-point="3" svg:d="m12414 10190v241h1427">
          <text:p text:style-name="P1"/>
        </draw:connector>
        <draw:connector draw:style-name="gr4" draw:text-style-name="P6" draw:layer="layout" svg:x1="11.239cm" svg:y1="5.545cm" svg:x2="11.78cm" svg:y2="9.785cm" draw:start-shape="id33" draw:start-glue-point="8" draw:end-shape="id48" draw:end-glue-point="6" svg:d="m11239 5545v4240h541">
          <text:p text:style-name="P1"/>
        </draw:connector>
        <draw:custom-shape draw:style-name="gr3" draw:text-style-name="P5" draw:id="id50" draw:layer="layout" svg:width="1.905cm" svg:height="0.695cm" svg:x="5.405cm" svg:y="15.491cm">
          <text:p text:style-name="P5">Foo</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3.312cm" svg:y1="15.838cm" svg:x2="6.357cm" svg:y2="16.186cm" draw:start-shape="id38" draw:start-glue-point="6" draw:end-shape="id50" draw:end-glue-point="2" svg:d="m13312 15838c-4503 0-3752 428-4365 705s-2590 403-2590-357">
          <text:p text:style-name="P1"/>
        </draw:connector>
        <draw:custom-shape draw:style-name="gr7" draw:text-style-name="P5" draw:id="id35" draw:layer="layout" svg:width="7.955cm" svg:height="1.27cm" svg:x="13.445cm" svg:y="6.515cm">
          <text:p text:style-name="P5">Float implementat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3" draw:layer="layout" svg:width="1.615cm" svg:height="0.841cm" svg:x="15.24cm" svg:y="16.273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1" draw:layer="layout" svg:width="1.615cm" svg:height="0.841cm" svg:x="15.285cm" svg:y="17.316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0" draw:layer="layout" svg:width="1.615cm" svg:height="0.841cm" svg:x="14.716cm" svg:y="19.2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6" draw:id="id51" draw:layer="layout" svg:width="2.413cm" svg:height="0.809cm" svg:x="11.78cm" svg:y="10.981cm">
          <text:p text:style-name="P5">my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986cm" svg:y1="11.79cm" svg:x2="13.842cm" svg:y2="12.032cm" draw:start-shape="id51" draw:start-glue-point="8" draw:end-shape="id52" draw:end-glue-point="3" svg:d="m12986 11790v242h856">
          <text:p text:style-name="P1"/>
        </draw:connector>
        <draw:connector draw:style-name="gr4" draw:text-style-name="P6" draw:layer="layout" svg:x1="11.78cm" svg:y1="11.385cm" svg:x2="11.239cm" svg:y2="5.545cm" draw:start-shape="id51" draw:start-glue-point="6" draw:end-shape="id33" draw:end-glue-point="8" svg:d="m11780 11385h-541v-5840">
          <text:p text:style-name="P1"/>
        </draw:connector>
        <draw:custom-shape draw:style-name="gr3" draw:text-style-name="P5" draw:id="id53" draw:layer="layout" svg:width="1.905cm" svg:height="0.829cm" svg:x="0.435cm" svg:y="1.27cm">
          <text:p text:style-name="P5">root</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387cm" svg:y1="2.099cm" svg:x2="9.635cm" svg:y2="4.593cm" draw:start-shape="id53" draw:start-glue-point="8" draw:end-shape="id54" draw:end-glue-point="6" svg:d="m1387 2099v2494h8248">
          <text:p text:style-name="P1"/>
        </draw:connector>
        <draw:connector draw:style-name="gr4" draw:text-style-name="P6" draw:layer="layout" svg:x1="5.636cm" svg:y1="3.093cm" svg:x2="1.387cm" svg:y2="2.099cm" draw:start-shape="id55" draw:start-glue-point="6" draw:end-shape="id53" draw:end-glue-point="8" svg:d="m5636 3093h-4249v-994">
          <text:p text:style-name="P1"/>
        </draw:connector>
        <draw:custom-shape draw:style-name="gr3" draw:text-style-name="P5" draw:id="id54" draw:layer="layout" svg:width="3.175cm" svg:height="1.905cm" svg:x="9.635cm" svg:y="3.641cm">
          <text:p text:style-name="P5">__main__</text:p>
          <draw:enhanced-geometry svg:viewBox="0 0 88 21600"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5" draw:id="id49" draw:layer="layout" svg:width="1.615cm" svg:height="0.841cm" svg:x="13.841cm" svg:y="10.011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2" draw:text-style-name="P5" draw:id="id52" draw:layer="layout" svg:width="1.615cm" svg:height="0.841cm" svg:x="13.842cm" svg:y="11.6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3" draw:text-style-name="P6" draw:layer="layout" draw:type="curve" svg:x1="6.357cm" svg:y1="15.491cm" svg:x2="11.78cm" svg:y2="8.285cm" draw:start-shape="id50" draw:start-glue-point="0" draw:end-shape="id44" draw:end-glue-point="6" svg:d="m6357 15491c0-4804 1807-7206 5423-7206">
          <text:p text:style-name="P1"/>
        </draw:connector>
        <draw:custom-shape draw:style-name="gr3" draw:text-style-name="P5" draw:id="id56" draw:layer="layout" svg:width="1.905cm" svg:height="0.695cm" svg:x="7.81cm" svg:y="14.293cm">
          <text:p text:style-name="P5">Bar</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81cm" svg:y1="14.64cm" svg:x2="8.762cm" svg:y2="14.988cm" draw:start-shape="id36" draw:start-glue-point="6" draw:end-shape="id56" draw:end-glue-point="2" svg:d="m11810 14640c-1572 0-1310 428-1679 705s-1369 403-1369-357">
          <text:p text:style-name="P1"/>
        </draw:connector>
        <draw:connector draw:style-name="gr23" draw:text-style-name="P6" draw:layer="layout" draw:type="curve" svg:x1="8.762cm" svg:y1="14.293cm" svg:x2="11.78cm" svg:y2="9.785cm" draw:start-shape="id56" draw:start-glue-point="0" draw:end-shape="id48" draw:end-glue-point="6" svg:d="m8762 14293c0-3006 1006-4508 3018-4508">
          <text:p text:style-name="P1"/>
        </draw:connector>
        <draw:custom-shape draw:style-name="gr9" draw:text-style-name="P5" draw:id="id57" draw:layer="layout" svg:width="1.905cm" svg:height="0.695cm" svg:x="5.506cm" svg:y="5.94cm">
          <text:p text:style-name="P5">Float</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745cm" svg:y1="6.504cm" svg:x2="6.458cm" svg:y2="6.635cm" draw:start-shape="id34" draw:start-glue-point="6" draw:end-shape="id57" draw:end-glue-point="2" svg:d="m11745 6504c-3252 0-2710 319-3218 542s-2069 349-2069-411">
          <text:p text:style-name="P1"/>
        </draw:connector>
        <draw:connector draw:style-name="gr23" draw:text-style-name="P6" draw:layer="layout" draw:type="curve" svg:x1="6.458cm" svg:y1="5.94cm" svg:x2="6.457cm" svg:y2="4.445cm" draw:start-shape="id57" draw:start-glue-point="0" draw:end-shape="id58" draw:end-glue-point="8" svg:d="m6458 5940c0-1128-1-381-1-1495">
          <text:p text:style-name="P1"/>
        </draw:connector>
        <draw:custom-shape draw:style-name="gr9" draw:text-style-name="P5" draw:id="id58" draw:layer="layout" svg:width="1.905cm" svg:height="0.809cm" svg:x="5.505cm" svg:y="3.636cm">
          <text:p text:style-name="P5">Float</text:p>
          <draw:enhanced-geometry svg:viewBox="0 0 21600 21600" draw:glue-points="10800 0 3160 3160 0 10800 3160 18440 10800 21600 18440 18440 21600 10800 18440 3160" draw:text-areas="3200 3200 18400 18400" draw:type="ellipse"/>
        </draw:custom-shape>
        <draw:custom-shape draw:style-name="gr12" draw:text-style-name="P5" draw:layer="layout" svg:width="6.054cm" svg:height="1.835cm" svg:x="0.931cm" svg:y="8.89cm">
          <text:p text:style-name="P1">Type subsystem:</text:p>
          <text:p text:style-name="P1">is instance</text:p>
          <draw:enhanced-geometry svg:viewBox="0 0 21600 21600" draw:text-areas="800 800 20800 20800" draw:type="round-rectangular-callout" draw:modifiers="21097.0107349298 34482.3529411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6.431cm" svg:y="12.891cm">
          <text:p text:style-name="P1">Only built in (Float) objects as leaves</text:p>
          <draw:enhanced-geometry svg:viewBox="0 0 21600 21600" draw:text-areas="800 800 20800 20800" draw:type="round-rectangular-callout" draw:modifiers="-510.606531881804 38835.2941176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ExecutionEnvironment - Scope</text:p>
          </draw:text-box>
        </draw:frame>
        <draw:custom-shape draw:style-name="gr3" draw:text-style-name="P10" draw:layer="layout" svg:width="3.435cm" svg:height="0.515cm" svg:x="8.958cm" svg:y="14.597cm">
          <text:p text:style-name="P5"><text:span text:style-name="T7">Namespace</text:span></text:p>
          <draw:enhanced-geometry svg:viewBox="0 0 21600 21600" draw:mirror-horizontal="false" draw:mirror-vertical="false" draw:type="rectangle" draw:enhanced-path="M 0 0 L 21600 0 21600 21600 0 21600 0 0 Z N"/>
        </draw:custom-shape>
        <draw:custom-shape draw:style-name="gr3" draw:text-style-name="P11" draw:layer="layout" svg:width="3.435cm" svg:height="0.515cm" svg:x="8.958cm" svg:y="16.142cm">
          <text:p text:style-name="P5"><text:span text:style-name="T8">Global Scope</text:span></text:p>
          <draw:enhanced-geometry svg:viewBox="0 0 21600 21600" draw:mirror-horizontal="false" draw:mirror-vertical="false" draw:type="rectangle" draw:enhanced-path="M 0 0 L 21600 0 21600 21600 0 21600 0 0 Z N"/>
        </draw:custom-shape>
        <draw:custom-shape draw:style-name="gr3" draw:text-style-name="P11" draw:layer="layout" svg:width="3.435cm" svg:height="0.513cm" svg:x="8.958cm" svg:y="15.629cm">
          <text:p text:style-name="P5"><text:span text:style-name="T8">This Scope</text:span></text:p>
          <draw:enhanced-geometry svg:viewBox="0 0 21600 21600" draw:mirror-horizontal="false" draw:mirror-vertical="false" draw:type="rectangle" draw:enhanced-path="M 0 0 L 21600 0 21600 21600 0 21600 0 0 Z N"/>
        </draw:custom-shape>
        <draw:custom-shape draw:style-name="gr3" draw:text-style-name="P11" draw:layer="layout" svg:width="3.435cm" svg:height="0.515cm" svg:x="8.958cm" svg:y="15.11cm">
          <text:p text:style-name="P5"><text:span text:style-name="T8">Local Scope</text:span></text:p>
          <draw:enhanced-geometry svg:viewBox="0 0 21600 21600" draw:mirror-horizontal="false" draw:mirror-vertical="false" draw:type="rectangle" draw:enhanced-path="M 0 0 L 21600 0 21600 21600 0 21600 0 0 Z N"/>
        </draw:custom-shape>
        <draw:custom-shape draw:style-name="gr3" draw:text-style-name="P10" draw:layer="layout" svg:width="4.354cm" svg:height="0.507cm" svg:x="13.976cm" svg:y="6.837cm">
          <text:p text:style-name="P5"><text:span text:style-name="T7">Namespace</text:span></text:p>
          <draw:enhanced-geometry svg:viewBox="0 0 21600 21600" draw:type="rectangle" draw:enhanced-path="M 0 0 L 21600 0 21600 21600 0 21600 0 0 Z N"/>
        </draw:custom-shape>
        <draw:custom-shape draw:style-name="gr3" draw:text-style-name="P11" draw:layer="layout" svg:width="4.354cm" svg:height="0.507cm" svg:x="13.976cm" svg:y="7.344cm">
          <text:p text:style-name="P5"><text:span text:style-name="T8">attributes</text:span></text:p>
          <draw:enhanced-geometry svg:viewBox="0 0 21600 21600" draw:type="rectangle" draw:enhanced-path="M 0 0 L 21600 0 21600 21600 0 21600 0 0 Z N"/>
        </draw:custom-shape>
        <draw:frame draw:style-name="gr24"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custom-shape draw:style-name="gr8" draw:text-style-name="P6" draw:id="id59" draw:layer="layout" svg:width="3.663cm" svg:height="1.905cm" svg:x="1.905cm" svg:y="5.269cm">
          <text:p text:style-name="P1"/>
          <draw:enhanced-geometry svg:viewBox="0 0 21600 21600" draw:type="rectangle" draw:enhanced-path="M 0 0 L 21600 0 21600 21600 0 21600 0 0 Z N"/>
        </draw:custom-shape>
        <draw:frame presentation:style-name="pr7" draw:text-style-name="P1" draw:layer="layout" svg:width="25.199cm" svg:height="2.313cm" svg:x="1.4cm" svg:y="0.205cm" presentation:class="title" presentation:user-transformed="true">
          <draw:text-box>
            <text:p text:style-name="P1">Callable Objects</text:p>
          </draw:text-box>
        </draw:frame>
        <draw:frame draw:style-name="gr25" draw:text-style-name="P3" draw:id="id61" draw:layer="layout" svg:width="17.017cm" svg:height="5.542cm" svg:x="8.718cm" svg:y="8.384cm">
          <draw:text-box>
            <text:list text:style-name="L1">
              <text:list-item>
                <text:p text:style-name="P3"><text:span text:style-name="T9">Directly callable</text:span></text:p>
              </text:list-item>
            </text:list>
            <text:list text:style-name="L1">
              <text:list-item>
                <text:p text:style-name="P2">Inherit from <text:span text:style-name="T2">CallableObject</text:span></text:p>
              </text:list-item>
            </text:list>
            <text:list text:style-name="L1">
              <text:list-item>
                <text:p text:style-name="P2">Have a Python method <text:span text:style-name="T2">__call__(self, *args, **kwargs)</text:span></text:p>
              </text:list-item>
            </text:list>
            <text:list text:style-name="L1">
              <text:list-item>
                <text:p text:style-name="P2"><text:span text:style-name="T1">“</text:span><text:span text:style-name="T1">__call__” method performs the work.</text:span></text:p>
              </text:list-item>
            </text:list>
            <text:list text:style-name="L1">
              <text:list-item>
                <text:p text:style-name="P2">Callable objects can be used naturally in Python code:</text:p>
              </text:list-item>
            </text:list>
            <text:list text:style-name="L1">
              <text:list-item>
                <text:list>
                  <text:list-item>
                    <text:p text:style-name="P9">w_sin(W_Float(0.0)) == W_Float(0.0)</text:p>
                  </text:list-item>
                </text:list>
              </text:list-item>
            </text:list>
            <text:list text:style-name="L1">
              <text:list-item>
                <text:list>
                  <text:list-item>
                    <text:p text:style-name="P9">For writing good looking test cases.</text:p>
                  </text:list-item>
                </text:list>
              </text:list-item>
            </text:list>
          </draw:text-box>
        </draw:frame>
        <draw:frame draw:style-name="gr26" draw:text-style-name="P1" draw:id="id60" draw:layer="layout" svg:width="16.907cm" svg:height="2.698cm" svg:x="8.718cm" svg:y="15.082cm">
          <draw:text-box>
            <text:list text:style-name="L1">
              <text:list-item>
                <text:p text:style-name="P1"><text:span text:style-name="T9">Indirectly callable</text:span></text:p>
              </text:list-item>
            </text:list>
            <text:list text:style-name="L1">
              <text:list-item>
                <text:p text:style-name="P2">Any object with <text:span text:style-name="T2">“__call__”</text:span> attribute</text:p>
              </text:list-item>
            </text:list>
            <text:list text:style-name="L1">
              <text:list-item>
                <text:p text:style-name="P2"><text:span text:style-name="T2">“</text:span><text:span text:style-name="T2">__call__”</text:span> attribute must be callable </text:p>
              </text:list-item>
            </text:list>
          </draw:text-box>
        </draw:frame>
        <draw:custom-shape draw:style-name="gr3" draw:text-style-name="P12" draw:layer="layout" svg:width="23.83cm" svg:height="1.905cm" svg:x="1.905cm" svg:y="5.269cm">
          <text:p text:style-name="P5"><text:span text:style-name="T9">Two main types of callable objects</text:span></text:p>
          <draw:enhanced-geometry svg:viewBox="0 0 21600 21600" draw:type="rectangle" draw:enhanced-path="M 0 0 L 21600 0 21600 21600 0 21600 0 0 Z N"/>
        </draw:custom-shape>
        <draw:connector draw:style-name="gr27" draw:text-style-name="P6" draw:layer="layout" svg:x1="3.736cm" svg:y1="7.174cm" svg:x2="8.718cm" svg:y2="16.431cm" draw:start-shape="id59" draw:start-glue-point="2" draw:end-shape="id60" draw:end-glue-point="3" svg:d="m3736 7174v9257h4982">
          <text:p text:style-name="P1"/>
        </draw:connector>
        <draw:connector draw:style-name="gr27" draw:text-style-name="P6" draw:layer="layout" svg:x1="3.736cm" svg:y1="7.174cm" svg:x2="8.718cm" svg:y2="11.155cm" draw:start-shape="id59" draw:start-glue-point="2" draw:end-shape="id61" draw:end-glue-point="3" svg:d="m3736 7174v3981h4982">
          <text:p text:style-name="P1"/>
        </draw:connector>
        <presentation:notes draw:style-name="dp2">
          <draw:page-thumbnail draw:style-name="gr2"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Zoo of Directly Callable Objects</text:p>
          </draw:text-box>
        </draw:frame>
        <draw:frame draw:style-name="gr28"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Executes code in Siml language.</text:p>
                  </text:list-item>
                </text:list>
              </text:list-item>
            </text:list>
            <text:list text:style-name="L1">
              <text:list-item>
                <text:p text:style-name="P2">Built in function wrapper:</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Call Python function if arguments are constants.</text:p>
                  </text:list-item>
                </text:list>
              </text:list-item>
            </text:list>
            <text:list text:style-name="L1">
              <text:list-item>
                <text:list>
                  <text:list-item>
                    <text:p text:style-name="P9">Return unevaluated function call otherwise.</text:p>
                  </text:list-item>
                </text:list>
              </text:list-item>
            </text:list>
            <text:list text:style-name="L1">
              <text:list-item>
                <text:p text:style-name="P2">Simple wrapper:</text:p>
              </text:list-item>
            </text:list>
            <text:list text:style-name="L1">
              <text:list-item>
                <text:list>
                  <text:list-item>
                    <text:p text:style-name="P9">Call Python function. (No argument parsing or checking)</text:p>
                  </text:list-item>
                </text:list>
              </text:list-item>
            </text:list>
            <text:list text:style-name="L1">
              <text:list-item>
                <text:p text:style-name="P2">Method wrapper</text:p>
              </text:list-item>
            </text:list>
            <text:list text:style-name="L1">
              <text:list-item>
                <text:list>
                  <text:list-item>
                    <text:p text:style-name="P9">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1T19">
        <office:forms form:automatic-focus="false" form:apply-design-mode="false"/>
        <draw:custom-shape draw:style-name="gr29" draw:text-style-name="P6" draw:layer="layout" svg:width="9.089cm" svg:height="2.53cm" svg:x="18.681cm" svg:y="5.09cm">
          <text:p text:style-name="P1"/>
          <draw:enhanced-geometry svg:viewBox="0 0 21600 21600" draw:type="rectangle" draw:enhanced-path="M 0 0 L 21600 0 21600 21600 0 21600 0 0 Z N"/>
        </draw:custom-shape>
        <draw:frame presentation:style-name="pr5" draw:text-style-name="P1" draw:layer="layout" svg:width="25.199cm" svg:height="1.737cm" svg:x="1.4cm" svg:y="0.219cm" presentation:class="title" presentation:user-transformed="true">
          <draw:text-box>
            <text:p text:style-name="P1">Assemble Program Tree</text:p>
          </draw:text-box>
        </draw:frame>
        <draw:custom-shape draw:style-name="gr3" draw:text-style-name="P6" draw:id="id92" draw:layer="layout" svg:width="3.175cm" svg:height="1.27cm" svg:x="19.535cm" svg:y="3.541cm">
          <text:p text:style-name="P5">Program</text:p>
          <draw:enhanced-geometry svg:viewBox="0 0 21600 21600" draw:type="rectangle" draw:enhanced-path="M 0 0 L 21600 0 21600 21600 0 21600 0 0 Z N"/>
        </draw:custom-shape>
        <draw:custom-shape draw:style-name="gr3" draw:text-style-name="P6" draw:id="id62" draw:layer="layout" svg:width="1.27cm" svg:height="0.635cm" svg:x="19.84cm" svg:y="6.616cm">
          <text:p text:style-name="P5">pi</text:p>
          <draw:enhanced-geometry svg:viewBox="0 0 21600 21600" draw:glue-points="10800 0 3160 3160 0 10800 3160 18440 10800 21600 18440 18440 21600 10800 18440 3160" draw:text-areas="3200 3200 18400 18400" draw:type="ellipse"/>
        </draw:custom-shape>
        <draw:custom-shape draw:style-name="gr16" draw:text-style-name="P5" draw:id="id93" draw:layer="layout" svg:width="1.905cm" svg:height="0.695cm" svg:x="19.84cm" svg:y="5.386cm">
          <text:p text:style-name="P5">Real</text:p>
          <draw:enhanced-geometry svg:viewBox="0 0 21600 21600" draw:type="rectangle" draw:enhanced-path="M 0 0 L 21600 0 21600 21600 0 21600 0 0 Z N"/>
        </draw:custom-shape>
        <draw:custom-shape draw:style-name="gr16" draw:text-style-name="P5" draw:id="id63" draw:layer="layout" svg:width="1.905cm" svg:height="0.695cm" svg:x="21.58cm" svg:y="6.581cm">
          <text:p text:style-name="P5">Real</text:p>
          <draw:enhanced-geometry svg:viewBox="0 0 21600 21600" draw:type="rectangle" draw:enhanced-path="M 0 0 L 21600 0 21600 21600 0 21600 0 0 Z N"/>
        </draw:custom-shape>
        <draw:connector draw:style-name="gr4" draw:text-style-name="P6" draw:layer="layout" svg:x1="21.11cm" svg:y1="6.933cm" svg:x2="21.58cm" svg:y2="6.928cm" draw:start-shape="id62" draw:start-glue-point="10" draw:end-shape="id63" draw:end-glue-point="3" svg:d="m21110 6933h235v-5h235">
          <text:p text:style-name="P1"/>
        </draw:connector>
        <draw:custom-shape draw:style-name="gr3" draw:text-style-name="P6" draw:id="id64" draw:layer="layout" svg:width="1.905cm" svg:height="0.695cm" svg:x="19.82cm" svg:y="8.126cm">
          <text:p text:style-name="P5">Bar1</text:p>
          <draw:enhanced-geometry svg:viewBox="0 0 21600 21600" draw:type="rectangle" draw:enhanced-path="M 0 0 L 21600 0 21600 21600 0 21600 0 0 Z N"/>
        </draw:custom-shape>
        <draw:custom-shape draw:style-name="gr3" draw:text-style-name="P6" draw:id="id65" draw:layer="layout" svg:width="0.635cm" svg:height="0.635cm" svg:x="21.725cm" svg:y="9.0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6" draw:layer="layout" svg:width="0.635cm" svg:height="0.635cm" svg:x="21.725cm" svg:y="9.9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72cm" svg:y1="8.821cm" svg:x2="21.725cm" svg:y2="9.373cm" draw:start-shape="id64" draw:start-glue-point="2" draw:end-shape="id65" draw:end-glue-point="6" svg:d="m20772 8821v552h953">
          <text:p text:style-name="P1"/>
        </draw:connector>
        <draw:connector draw:style-name="gr4" draw:text-style-name="P6" draw:layer="layout" svg:x1="20.772cm" svg:y1="8.821cm" svg:x2="21.725cm" svg:y2="10.283cm" draw:start-shape="id64" draw:start-glue-point="2" draw:end-shape="id66" draw:end-glue-point="6" svg:d="m20772 8821v1462h953">
          <text:p text:style-name="P1"/>
        </draw:connector>
        <draw:custom-shape draw:style-name="gr16" draw:text-style-name="P5" draw:id="id67" draw:layer="layout" svg:width="1.905cm" svg:height="0.695cm" svg:x="22.795cm" svg:y="9.036cm">
          <text:p text:style-name="P5">Real</text:p>
          <draw:enhanced-geometry svg:viewBox="0 0 21600 21600" draw:type="rectangle" draw:enhanced-path="M 0 0 L 21600 0 21600 21600 0 21600 0 0 Z N"/>
        </draw:custom-shape>
        <draw:custom-shape draw:style-name="gr16" draw:text-style-name="P5" draw:id="id68" draw:layer="layout" svg:width="1.905cm" svg:height="0.695cm" svg:x="22.795cm" svg:y="9.941cm">
          <text:p text:style-name="P5">Real</text:p>
          <draw:enhanced-geometry svg:viewBox="0 0 21600 21600" draw:type="rectangle" draw:enhanced-path="M 0 0 L 21600 0 21600 21600 0 21600 0 0 Z N"/>
        </draw:custom-shape>
        <draw:connector draw:style-name="gr4" draw:text-style-name="P6" draw:layer="layout" svg:x1="22.36cm" svg:y1="9.373cm" svg:x2="22.795cm" svg:y2="9.383cm" draw:start-shape="id65" draw:start-glue-point="10" draw:end-shape="id67" draw:end-glue-point="3" svg:d="m22360 9373h217v10h218">
          <text:p text:style-name="P1"/>
        </draw:connector>
        <draw:connector draw:style-name="gr4" draw:text-style-name="P6" draw:layer="layout" svg:x1="22.36cm" svg:y1="10.283cm" svg:x2="22.795cm" svg:y2="10.288cm" draw:start-shape="id66" draw:start-glue-point="10" draw:end-shape="id68" draw:end-glue-point="3" svg:d="m22360 10283h217v5h218">
          <text:p text:style-name="P1"/>
        </draw:connector>
        <draw:custom-shape draw:style-name="gr3" draw:text-style-name="P6" draw:id="id69" draw:layer="layout" svg:width="3.925cm" svg:height="0.695cm" svg:x="19.825cm" svg:y="12.031cm">
          <text:p text:style-name="P5">Bar2 (Bar1)</text:p>
          <draw:enhanced-geometry svg:viewBox="0 0 21600 21600" draw:type="rectangle" draw:enhanced-path="M 0 0 L 21600 0 21600 21600 0 21600 0 0 Z N"/>
        </draw:custom-shape>
        <draw:custom-shape draw:style-name="gr3" draw:text-style-name="P6" draw:id="id70" draw:layer="layout" svg:width="0.635cm" svg:height="0.635cm" svg:x="22.33cm" svg:y="12.9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71" draw:layer="layout" svg:width="0.635cm" svg:height="0.635cm" svg:x="22.33cm" svg:y="13.8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1.787cm" svg:y1="12.726cm" svg:x2="22.33cm" svg:y2="13.278cm" draw:start-shape="id69" draw:start-glue-point="2" draw:end-shape="id70" draw:end-glue-point="6" svg:d="m21787 12726v552h543">
          <text:p text:style-name="P1"/>
        </draw:connector>
        <draw:connector draw:style-name="gr4" draw:text-style-name="P6" draw:layer="layout" svg:x1="21.787cm" svg:y1="12.726cm" svg:x2="22.33cm" svg:y2="14.188cm" draw:start-shape="id69" draw:start-glue-point="2" draw:end-shape="id71" draw:end-glue-point="6" svg:d="m21787 12726v1462h543">
          <text:p text:style-name="P1"/>
        </draw:connector>
        <draw:custom-shape draw:style-name="gr3" draw:text-style-name="P6" draw:id="id72" draw:layer="layout" svg:width="1.905cm" svg:height="0.695cm" svg:x="23.4cm" svg:y="12.906cm">
          <text:p text:style-name="P5">Foo</text:p>
          <draw:enhanced-geometry svg:viewBox="0 0 21600 21600" draw:type="rectangle" draw:enhanced-path="M 0 0 L 21600 0 21600 21600 0 21600 0 0 Z N"/>
        </draw:custom-shape>
        <draw:custom-shape draw:style-name="gr16" draw:text-style-name="P5" draw:id="id73" draw:layer="layout" svg:width="1.905cm" svg:height="0.695cm" svg:x="23.4cm" svg:y="13.846cm">
          <text:p text:style-name="P5">Real</text:p>
          <draw:enhanced-geometry svg:viewBox="0 0 21600 21600" draw:type="rectangle" draw:enhanced-path="M 0 0 L 21600 0 21600 21600 0 21600 0 0 Z N"/>
        </draw:custom-shape>
        <draw:connector draw:style-name="gr4" draw:text-style-name="P6" draw:layer="layout" svg:x1="22.965cm" svg:y1="13.278cm" svg:x2="23.4cm" svg:y2="13.253cm" draw:start-shape="id70" draw:start-glue-point="10" draw:end-shape="id72" draw:end-glue-point="3" svg:d="m22965 13278h217v-25h218">
          <text:p text:style-name="P1"/>
        </draw:connector>
        <draw:connector draw:style-name="gr4" draw:text-style-name="P6" draw:layer="layout" svg:x1="22.965cm" svg:y1="14.188cm" svg:x2="23.4cm" svg:y2="14.193cm" draw:start-shape="id71" draw:start-glue-point="10" draw:end-shape="id73" draw:end-glue-point="3" svg:d="m22965 14188h217v5h218">
          <text:p text:style-name="P1"/>
        </draw:connector>
        <draw:connector draw:style-name="gr30" draw:text-style-name="P6" draw:layer="layout" draw:type="curve" draw:line-skew="1.666cm" svg:x1="23.75cm" svg:y1="12.378cm" svg:x2="21.725cm" svg:y2="8.473cm" draw:start-shape="id69" draw:start-glue-point="1" draw:end-shape="id64" draw:end-glue-point="1" svg:d="m23750 12378c3247 0 4260-3905-2025-3905">
          <text:p text:style-name="P1"/>
        </draw:connector>
        <draw:custom-shape draw:style-name="gr5" draw:text-style-name="P5" draw:id="id74" draw:layer="layout" svg:width="3.175cm" svg:height="0.635cm" svg:x="22.306cm" svg:y="14.7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2.306cm" svg:y1="15.072cm" svg:x2="21.787cm" svg:y2="12.726cm" draw:start-shape="id74" draw:start-glue-point="3" draw:end-shape="id69" draw:end-glue-point="2" svg:d="m22306 15072h-519v-2346">
          <text:p text:style-name="P1"/>
        </draw:connector>
        <draw:custom-shape draw:style-name="gr5" draw:text-style-name="P5" draw:id="id75" draw:layer="layout" svg:width="3.175cm" svg:height="0.635cm" svg:x="21.807cm" svg:y="10.8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807cm" svg:y1="11.137cm" svg:x2="20.772cm" svg:y2="8.821cm" draw:start-shape="id75" draw:start-glue-point="3" draw:end-shape="id64" draw:end-glue-point="2" svg:d="m21807 11137h-1035v-2316">
          <text:p text:style-name="P1"/>
        </draw:connector>
        <draw:custom-shape draw:style-name="gr3" draw:text-style-name="P6" draw:id="id76" draw:layer="layout" svg:width="3.175cm" svg:height="1.27cm" svg:x="0.935cm" svg:y="5.842cm">
          <text:p text:style-name="P5">Program</text:p>
          <draw:enhanced-geometry svg:viewBox="0 0 21600 21600" draw:type="rectangle" draw:enhanced-path="M 0 0 L 21600 0 21600 21600 0 21600 0 0 Z N"/>
        </draw:custom-shape>
        <draw:connector draw:style-name="gr4" draw:text-style-name="P6" draw:layer="layout" svg:x1="0.935cm" svg:y1="6.477cm" svg:x2="1.108cm" svg:y2="19.239cm" draw:start-shape="id76" draw:start-glue-point="3" draw:end-shape="id77" draw:end-glue-point="3" svg:d="m935 6477h-501v12762h674">
          <text:p text:style-name="P1"/>
        </draw:connector>
        <draw:custom-shape draw:style-name="gr3" draw:text-style-name="P6" draw:id="id85" draw:layer="layout" svg:width="1.905cm" svg:height="0.695cm" svg:x="1.12cm" svg:y="8.527cm">
          <text:p text:style-name="P5">Bar1</text:p>
          <draw:enhanced-geometry svg:viewBox="0 0 21600 21600" draw:type="rectangle" draw:enhanced-path="M 0 0 L 21600 0 21600 21600 0 21600 0 0 Z N"/>
        </draw:custom-shape>
        <draw:custom-shape draw:style-name="gr3" draw:text-style-name="P6" draw:id="id78" draw:layer="layout" svg:width="3.925cm" svg:height="0.695cm" svg:x="1.125cm" svg:y="11.632cm">
          <text:p text:style-name="P5">Bar2 (Bar1)</text:p>
          <draw:enhanced-geometry svg:viewBox="0 0 21600 21600" draw:type="rectangle" draw:enhanced-path="M 0 0 L 21600 0 21600 21600 0 21600 0 0 Z N"/>
        </draw:custom-shape>
        <draw:custom-shape draw:style-name="gr3" draw:text-style-name="P6" draw:id="id79" draw:layer="layout" svg:width="0.635cm" svg:height="0.635cm" svg:x="3.63cm" svg:y="12.5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80" draw:layer="layout" svg:width="0.635cm" svg:height="0.635cm" svg:x="3.63cm" svg:y="13.4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087cm" svg:y1="12.327cm" svg:x2="3.63cm" svg:y2="12.879cm" draw:start-shape="id78" draw:start-glue-point="2" draw:end-shape="id79" draw:end-glue-point="6" svg:d="m3087 12327v552h543">
          <text:p text:style-name="P1"/>
        </draw:connector>
        <draw:connector draw:style-name="gr4" draw:text-style-name="P6" draw:layer="layout" svg:x1="3.087cm" svg:y1="12.327cm" svg:x2="3.63cm" svg:y2="13.789cm" draw:start-shape="id78" draw:start-glue-point="2" draw:end-shape="id80" draw:end-glue-point="6" svg:d="m3087 12327v1462h543">
          <text:p text:style-name="P1"/>
        </draw:connector>
        <draw:custom-shape draw:style-name="gr3" draw:text-style-name="P6" draw:id="id81" draw:layer="layout" svg:width="1.905cm" svg:height="0.695cm" svg:x="4.7cm" svg:y="12.507cm">
          <text:p text:style-name="P5">Foo</text:p>
          <draw:enhanced-geometry svg:viewBox="0 0 21600 21600" draw:type="rectangle" draw:enhanced-path="M 0 0 L 21600 0 21600 21600 0 21600 0 0 Z N"/>
        </draw:custom-shape>
        <draw:custom-shape draw:style-name="gr16" draw:text-style-name="P5" draw:id="id82" draw:layer="layout" svg:width="1.905cm" svg:height="0.695cm" svg:x="4.7cm" svg:y="13.447cm">
          <text:p text:style-name="P5">Real</text:p>
          <draw:enhanced-geometry svg:viewBox="0 0 21600 21600" draw:type="rectangle" draw:enhanced-path="M 0 0 L 21600 0 21600 21600 0 21600 0 0 Z N"/>
        </draw:custom-shape>
        <draw:connector draw:style-name="gr4" draw:text-style-name="P6" draw:layer="layout" svg:x1="4.265cm" svg:y1="12.879cm" svg:x2="4.7cm" svg:y2="12.854cm" draw:start-shape="id79" draw:start-glue-point="10" draw:end-shape="id81" draw:end-glue-point="3" svg:d="m4265 12879h217v-25h218">
          <text:p text:style-name="P1"/>
        </draw:connector>
        <draw:connector draw:style-name="gr4" draw:text-style-name="P6" draw:layer="layout" svg:x1="4.265cm" svg:y1="13.789cm" svg:x2="4.7cm" svg:y2="13.794cm" draw:start-shape="id80" draw:start-glue-point="10" draw:end-shape="id82" draw:end-glue-point="3" svg:d="m4265 13789h217v5h218">
          <text:p text:style-name="P1"/>
        </draw:connector>
        <draw:custom-shape draw:style-name="gr5" draw:text-style-name="P5" draw:id="id83" draw:layer="layout" svg:width="3.175cm" svg:height="0.635cm" svg:x="3.606cm" svg:y="14.3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6cm" svg:y1="14.673cm" svg:x2="3.087cm" svg:y2="12.327cm" draw:start-shape="id83" draw:start-glue-point="3" draw:end-shape="id78" draw:end-glue-point="2" svg:d="m3606 14673h-519v-2346">
          <text:p text:style-name="P1"/>
        </draw:connector>
        <draw:custom-shape draw:style-name="gr5" draw:text-style-name="P5" draw:id="id84" draw:layer="layout" svg:width="3.175cm" svg:height="0.635cm" svg:x="3.107cm" svg:y="10.421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107cm" svg:y1="10.738cm" svg:x2="2.072cm" svg:y2="9.222cm" draw:start-shape="id84" draw:start-glue-point="3" draw:end-shape="id85" draw:end-glue-point="2" svg:d="m3107 10738h-1035v-1516">
          <text:p text:style-name="P1"/>
        </draw:connector>
        <draw:custom-shape draw:style-name="gr5" draw:text-style-name="P5" draw:id="id77" draw:layer="layout" svg:width="4.932cm" svg:height="0.635cm" svg:x="1.108cm" svg:y="18.922cm">
          <text:p text:style-name="P5">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91" draw:layer="layout" svg:width="6.582cm" svg:height="0.635cm" svg:x="1.108cm" svg:y="7.623cm">
          <text:p text:style-name="P5">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9.676cm" svg:height="0.962cm" svg:x="0.205cm" svg:y="1.846cm">
          <draw:text-box>
            <text:p text:style-name="P1">Parse tree from main source file:</text:p>
          </draw:text-box>
        </draw:frame>
        <draw:custom-shape draw:style-name="gr31" draw:text-style-name="P6" draw:layer="layout" svg:width="7.53cm" svg:height="2.54cm" svg:x="9.615cm" svg:y="5.651cm">
          <text:p text:style-name="P5">resolve imports</text:p>
          <text:p text:style-name="P5">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2" draw:text-style-name="P6"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33" draw:text-style-name="P1" draw:layer="layout" svg:width="5.415cm" svg:height="0.962cm" svg:x="22.39cm" svg:y="5.112cm">
          <draw:text-box>
            <text:p text:style-name="P1">standard library</text:p>
          </draw:text-box>
        </draw:frame>
        <draw:frame draw:style-name="gr15"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5" draw:text-style-name="P5" draw:id="id86" draw:layer="layout" svg:width="3.321cm" svg:height="0.635cm" svg:x="24.009cm" svg:y="6.6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3.485cm" svg:y1="6.928cm" svg:x2="24.009cm" svg:y2="6.917cm" draw:start-shape="id63" draw:start-glue-point="1" draw:end-shape="id86" draw:end-glue-point="3" svg:d="m23485 6928h261v-11h263">
          <text:p text:style-name="P1"/>
        </draw:connector>
        <draw:frame draw:style-name="gr15"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9">duplicate (inherited) symbols</text:p>
                  </text:list-item>
                </text:list>
              </text:list-item>
            </text:list>
            <text:list text:style-name="L1">
              <text:list-item>
                <text:list>
                  <text:list-item>
                    <text:p text:style-name="P9">assignments to constants</text:p>
                  </text:list-item>
                </text:list>
              </text:list-item>
            </text:list>
            <text:list text:style-name="L1">
              <text:list-item>
                <text:list>
                  <text:list-item>
                    <text:p text:style-name="P9">access to attributes</text:p>
                  </text:list-item>
                </text:list>
              </text:list-item>
            </text:list>
          </draw:text-box>
        </draw:frame>
        <draw:custom-shape draw:style-name="gr32" draw:text-style-name="P6"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34" draw:text-style-name="P1" draw:layer="layout" svg:width="12.065cm" svg:height="1.673cm" svg:x="6.65cm" svg:y="16.245cm">
          <draw:text-box>
            <text:p text:style-name="P1">Build a recursive tree of data definitions. The leaves must be built in types.</text:p>
          </draw:text-box>
        </draw:frame>
        <draw:custom-shape draw:style-name="gr32" draw:text-style-name="P6"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3" draw:text-style-name="P6" draw:id="id87" draw:layer="layout" svg:width="1.47cm" svg:height="0.635cm" svg:x="3.045cm" svg:y="9.492cm">
          <text:p text:style-name="P5">a,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2cm" svg:y1="9.222cm" svg:x2="3.045cm" svg:y2="9.809cm" draw:start-shape="id85" draw:start-glue-point="2" draw:end-shape="id87" draw:end-glue-point="6" svg:d="m2072 9222v587h973">
          <text:p text:style-name="P1"/>
        </draw:connector>
        <draw:custom-shape draw:style-name="gr16" draw:text-style-name="P5" draw:id="id88" draw:layer="layout" svg:width="1.905cm" svg:height="0.695cm" svg:x="5.015cm" svg:y="9.472cm">
          <text:p text:style-name="P5">Real</text:p>
          <draw:enhanced-geometry svg:viewBox="0 0 21600 21600" draw:type="rectangle" draw:enhanced-path="M 0 0 L 21600 0 21600 21600 0 21600 0 0 Z N"/>
        </draw:custom-shape>
        <draw:connector draw:style-name="gr4" draw:text-style-name="P6" draw:layer="layout" svg:x1="4.515cm" svg:y1="9.809cm" svg:x2="5.015cm" svg:y2="9.819cm" draw:start-shape="id87" draw:start-glue-point="10" draw:end-shape="id88" draw:end-glue-point="3" svg:d="m4515 9809h250v10h250">
          <text:p text:style-name="P1"/>
        </draw:connector>
        <draw:frame draw:style-name="gr14" draw:layer="layout" svg:width="11.5cm" svg:height="0.962cm" svg:x="16.406cm" svg:y="1.846cm">
          <draw:text-box>
            <text:p text:style-name="P1">Complete parse tree of whole program:</text:p>
          </draw:text-box>
        </draw:frame>
        <draw:custom-shape draw:style-name="gr3" draw:text-style-name="P6" draw:id="id89" draw:layer="layout" svg:width="2.819cm" svg:height="1.034cm" svg:x="1.071cm" svg:y="16.564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0" draw:layer="layout" svg:width="1.905cm" svg:height="0.695cm" svg:x="4.401cm" svg:y="16.734cm">
          <text:p text:style-name="P5">Bar2</text:p>
          <draw:enhanced-geometry svg:viewBox="0 0 21600 21600" draw:type="rectangle" draw:enhanced-path="M 0 0 L 21600 0 21600 21600 0 21600 0 0 Z N"/>
        </draw:custom-shape>
        <draw:connector draw:style-name="gr4" draw:text-style-name="P6" draw:layer="layout" svg:x1="3.89cm" svg:y1="17.08cm" svg:x2="4.401cm" svg:y2="17.081cm" draw:start-shape="id89" draw:start-glue-point="10" draw:end-shape="id90" draw:end-glue-point="3" svg:d="m3890 17080h255v1h256">
          <text:p text:style-name="P1"/>
        </draw:connector>
        <draw:connector draw:style-name="gr4" draw:text-style-name="P6" draw:layer="layout" svg:x1="0.935cm" svg:y1="6.477cm" svg:x2="1.108cm" svg:y2="7.94cm" draw:start-shape="id76" draw:start-glue-point="3" draw:end-shape="id91" draw:end-glue-point="3" svg:d="m935 6477h-501v1463h674">
          <text:p text:style-name="P1"/>
        </draw:connector>
        <draw:connector draw:style-name="gr4" draw:text-style-name="P6" draw:layer="layout" svg:x1="0.935cm" svg:y1="6.477cm" svg:x2="1.12cm" svg:y2="8.874cm" draw:start-shape="id76" draw:start-glue-point="3" draw:end-shape="id85" draw:end-glue-point="3" svg:d="m935 6477h-501v2397h686">
          <text:p text:style-name="P1"/>
        </draw:connector>
        <draw:connector draw:style-name="gr4" draw:text-style-name="P6" draw:layer="layout" svg:x1="0.935cm" svg:y1="6.477cm" svg:x2="1.125cm" svg:y2="11.979cm" draw:start-shape="id76" draw:start-glue-point="3" draw:end-shape="id78" draw:end-glue-point="3" svg:d="m935 6477h-501v5502h691">
          <text:p text:style-name="P1"/>
        </draw:connector>
        <draw:connector draw:style-name="gr4" draw:text-style-name="P6" draw:layer="layout" svg:x1="0.935cm" svg:y1="6.477cm" svg:x2="1.071cm" svg:y2="17.08cm" draw:start-shape="id76" draw:start-glue-point="3" draw:end-shape="id89" draw:end-glue-point="6" svg:d="m935 6477h-501v10603h637">
          <text:p text:style-name="P1"/>
        </draw:connector>
        <draw:connector draw:style-name="gr4" draw:text-style-name="P6" draw:layer="layout" svg:x1="19.535cm" svg:y1="4.176cm" svg:x2="19.84cm" svg:y2="5.733cm" draw:start-shape="id92" draw:start-glue-point="3" draw:end-shape="id93" draw:end-glue-point="3" svg:d="m19535 4176h-501v1557h806">
          <text:p text:style-name="P1"/>
        </draw:connector>
        <draw:connector draw:style-name="gr4" draw:text-style-name="P6" draw:layer="layout" svg:x1="19.535cm" svg:y1="4.176cm" svg:x2="19.84cm" svg:y2="6.933cm" draw:start-shape="id92" draw:start-glue-point="3" draw:end-shape="id62" draw:end-glue-point="6" svg:d="m19535 4176h-501v2757h806">
          <text:p text:style-name="P1"/>
        </draw:connector>
        <draw:connector draw:style-name="gr4" draw:text-style-name="P6" draw:layer="layout" svg:x1="19.535cm" svg:y1="4.176cm" svg:x2="19.82cm" svg:y2="8.473cm" draw:start-shape="id92" draw:start-glue-point="3" draw:end-shape="id64" draw:end-glue-point="3" svg:d="m19535 4176h-501v4297h786">
          <text:p text:style-name="P1"/>
        </draw:connector>
        <draw:connector draw:style-name="gr4" draw:text-style-name="P6" draw:layer="layout" svg:x1="19.535cm" svg:y1="4.176cm" svg:x2="19.825cm" svg:y2="12.378cm" draw:start-shape="id92" draw:start-glue-point="3" draw:end-shape="id69" draw:end-glue-point="3" svg:d="m19535 4176h-501v8202h791">
          <text:p text:style-name="P1"/>
        </draw:connector>
        <draw:frame draw:style-name="gr34"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5" draw:text-style-name="P6" draw:id="id94" draw:layer="layout" svg:width="7.62cm" svg:height="3.875cm" svg:x="19.685cm" svg:y="16.51cm">
          <text:p text:style-name="P5">See following slides</text:p>
          <draw:enhanced-geometry svg:viewBox="0 0 21600 21600" draw:type="rectangle" draw:enhanced-path="M 0 0 L 21600 0 21600 21600 0 21600 0 0 Z N"/>
        </draw:custom-shape>
        <draw:connector draw:style-name="gr4" draw:text-style-name="P6" draw:layer="layout" svg:x1="19.535cm" svg:y1="4.176cm" svg:x2="19.685cm" svg:y2="18.447cm" draw:start-shape="id92" draw:start-glue-point="3" draw:end-shape="id94" draw:end-glue-point="3" svg:d="m19535 4176h-501v14271h651">
          <text:p text:style-name="P1"/>
        </draw:connector>
        <draw:custom-shape draw:style-name="gr35" draw:text-style-name="P13"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4" draw:layer="layout" svg:width="15.88cm" svg:height="1.905cm" draw:transform="rotate (0.357268897883172) translate (4.777cm 12.539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19">
        <office:forms form:automatic-focus="false" form:apply-design-mode="false"/>
        <draw:custom-shape draw:style-name="gr31" draw:text-style-name="P6" draw:layer="layout" svg:width="8.755cm" svg:height="1.57cm" svg:x="5.215cm" svg:y="7.62cm">
          <text:p text:style-name="P5">Build tree</text:p>
          <text:p text:style-name="P5">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5" draw:text-style-name="P1" draw:layer="layout" svg:width="25.199cm" svg:height="1.737cm" svg:x="1.4cm" svg:y="0.219cm" presentation:class="title" presentation:user-transformed="true">
          <draw:text-box>
            <text:p text:style-name="P1">Build Recursive Data Tree</text:p>
          </draw:text-box>
        </draw:frame>
        <draw:custom-shape draw:style-name="gr35" draw:text-style-name="P6" draw:layer="layout" svg:width="3.605cm" svg:height="1.905cm" svg:x="8.955cm" svg:y="16.91cm">
          <text:p text:style-name="P5">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5" draw:layer="layout" svg:width="3.605cm" svg:height="1.905cm" svg:x="8.955cm" svg:y="13.011cm">
          <text:p text:style-name="P5">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6"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8" draw:text-style-name="P6" draw:layer="layout" svg:width="1.855cm" svg:height="1.905cm" svg:x="6.235cm" svg:y="7.01cm">
          <text:p text:style-name="P5">3</text:p>
          <draw:enhanced-geometry svg:viewBox="0 0 780 907" draw:type="non-primitive" draw:enhanced-path="M 390 0 L 492 276 780 228 594 457 780 679 492 631 390 907 288 631 0 679 186 457 0 228 288 276 390 0 Z N"/>
        </draw:custom-shape>
        <draw:g>
          <draw:custom-shape draw:style-name="gr29" draw:text-style-name="P6" draw:layer="layout" svg:width="4.65cm" svg:height="3.046cm" svg:x="12.849cm" svg:y="15.969cm">
            <text:p text:style-name="P1"/>
            <draw:enhanced-geometry svg:viewBox="0 0 21600 21600" draw:type="rectangle" draw:enhanced-path="M 0 0 L 21600 0 21600 21600 0 21600 0 0 Z N"/>
          </draw:custom-shape>
          <draw:custom-shape draw:style-name="gr29" draw:text-style-name="P6" draw:layer="layout" svg:width="4.65cm" svg:height="3.046cm" svg:x="12.849cm" svg:y="12.629cm">
            <text:p text:style-name="P1"/>
            <draw:enhanced-geometry svg:viewBox="0 0 21600 21600" draw:type="rectangle" draw:enhanced-path="M 0 0 L 21600 0 21600 21600 0 21600 0 0 Z N"/>
          </draw:custom-shape>
          <draw:custom-shape draw:style-name="gr3" draw:text-style-name="P6" draw:id="id96" draw:layer="layout" svg:width="0.635cm" svg:height="0.635cm" svg:x="13.93cm" svg:y="16.2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7" draw:layer="layout" svg:width="0.635cm" svg:height="0.635cm" svg:x="13.93cm" svg:y="17.1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3cm" svg:y2="16.579cm" draw:start-shape="id95" draw:start-glue-point="8" draw:end-shape="id96" draw:end-glue-point="6" svg:d="m13165 12312v4267h765">
            <text:p text:style-name="P1"/>
          </draw:connector>
          <draw:connector draw:style-name="gr4" draw:text-style-name="P6" draw:layer="layout" svg:x1="13.165cm" svg:y1="12.312cm" svg:x2="13.93cm" svg:y2="17.489cm" draw:start-shape="id95" draw:start-glue-point="8" draw:end-shape="id97" draw:end-glue-point="6" svg:d="m13165 12312v5177h765">
            <text:p text:style-name="P1"/>
          </draw:connector>
          <draw:custom-shape draw:style-name="gr3" draw:text-style-name="P6" draw:id="id98" draw:layer="layout" svg:width="1.905cm" svg:height="0.695cm" svg:x="15cm" svg:y="16.247cm">
            <text:p text:style-name="P5">Foo</text:p>
            <draw:enhanced-geometry svg:viewBox="0 0 21600 21600" draw:type="rectangle" draw:enhanced-path="M 0 0 L 21600 0 21600 21600 0 21600 0 0 Z N"/>
          </draw:custom-shape>
          <draw:custom-shape draw:style-name="gr16" draw:text-style-name="P5" draw:id="id99" draw:layer="layout" svg:width="1.905cm" svg:height="0.695cm" svg:x="15cm" svg:y="17.147cm">
            <text:p text:style-name="P5">Real</text:p>
            <draw:enhanced-geometry svg:viewBox="0 0 21600 21600" draw:type="rectangle" draw:enhanced-path="M 0 0 L 21600 0 21600 21600 0 21600 0 0 Z N"/>
          </draw:custom-shape>
          <draw:connector draw:style-name="gr4" draw:text-style-name="P6" draw:layer="layout" svg:x1="14.565cm" svg:y1="16.579cm" svg:x2="15cm" svg:y2="16.594cm" draw:start-shape="id96" draw:start-glue-point="10" draw:end-shape="id98" draw:end-glue-point="3" svg:d="m14565 16579h217v15h218">
            <text:p text:style-name="P1"/>
          </draw:connector>
          <draw:connector draw:style-name="gr4" draw:text-style-name="P6" draw:layer="layout" svg:x1="14.565cm" svg:y1="17.489cm" svg:x2="15cm" svg:y2="17.494cm" draw:start-shape="id97" draw:start-glue-point="10" draw:end-shape="id99" draw:end-glue-point="3" svg:d="m14565 17489h217v5h218">
            <text:p text:style-name="P1"/>
          </draw:connector>
          <draw:custom-shape draw:style-name="gr5" draw:text-style-name="P5" draw:id="id100" draw:layer="layout" svg:width="3.175cm" svg:height="0.635cm" svg:x="13.906cm" svg:y="18.0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906cm" svg:y1="18.373cm" svg:x2="13.165cm" svg:y2="12.312cm" draw:start-shape="id100" draw:start-glue-point="3" draw:end-shape="id95" draw:end-glue-point="8" svg:d="m13906 18373h-741v-6061">
            <text:p text:style-name="P1"/>
          </draw:connector>
          <draw:custom-shape draw:style-name="gr3" draw:text-style-name="P6" draw:id="id101" draw:layer="layout" svg:width="0.635cm" svg:height="0.635cm" svg:x="13.925cm" svg:y="12.97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2" draw:layer="layout" svg:width="0.635cm" svg:height="0.635cm" svg:x="13.925cm" svg:y="13.88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25cm" svg:y2="13.293cm" draw:start-shape="id95" draw:start-glue-point="8" draw:end-shape="id101" draw:end-glue-point="6" svg:d="m13165 12312v981h760">
            <text:p text:style-name="P1"/>
          </draw:connector>
          <draw:connector draw:style-name="gr4" draw:text-style-name="P6" draw:layer="layout" svg:x1="13.165cm" svg:y1="12.312cm" svg:x2="13.925cm" svg:y2="14.203cm" draw:start-shape="id95" draw:start-glue-point="8" draw:end-shape="id102" draw:end-glue-point="6" svg:d="m13165 12312v1891h760">
            <text:p text:style-name="P1"/>
          </draw:connector>
          <draw:custom-shape draw:style-name="gr16" draw:text-style-name="P5" draw:id="id103" draw:layer="layout" svg:width="1.905cm" svg:height="0.695cm" svg:x="14.995cm" svg:y="12.956cm">
            <text:p text:style-name="P5">Real</text:p>
            <draw:enhanced-geometry svg:viewBox="0 0 21600 21600" draw:type="rectangle" draw:enhanced-path="M 0 0 L 21600 0 21600 21600 0 21600 0 0 Z N"/>
          </draw:custom-shape>
          <draw:custom-shape draw:style-name="gr16" draw:text-style-name="P5" draw:id="id104" draw:layer="layout" svg:width="1.905cm" svg:height="0.695cm" svg:x="14.995cm" svg:y="13.861cm">
            <text:p text:style-name="P5">Real</text:p>
            <draw:enhanced-geometry svg:viewBox="0 0 21600 21600" draw:type="rectangle" draw:enhanced-path="M 0 0 L 21600 0 21600 21600 0 21600 0 0 Z N"/>
          </draw:custom-shape>
          <draw:connector draw:style-name="gr4" draw:text-style-name="P6" draw:layer="layout" svg:x1="14.56cm" svg:y1="13.293cm" svg:x2="14.995cm" svg:y2="13.303cm" draw:start-shape="id101" draw:start-glue-point="10" draw:end-shape="id103" draw:end-glue-point="3" svg:d="m14560 13293h217v10h218">
            <text:p text:style-name="P1"/>
          </draw:connector>
          <draw:connector draw:style-name="gr4" draw:text-style-name="P6" draw:layer="layout" svg:x1="14.56cm" svg:y1="14.203cm" svg:x2="14.995cm" svg:y2="14.208cm" draw:start-shape="id102" draw:start-glue-point="10" draw:end-shape="id104" draw:end-glue-point="3" svg:d="m14560 14203h217v5h218">
            <text:p text:style-name="P1"/>
          </draw:connector>
          <draw:custom-shape draw:style-name="gr5" draw:text-style-name="P5" draw:id="id105" draw:layer="layout" svg:width="3.175cm" svg:height="0.635cm" svg:x="14.007cm" svg:y="14.74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4.007cm" svg:y1="15.057cm" svg:x2="13.165cm" svg:y2="12.312cm" draw:start-shape="id105" draw:start-glue-point="3" draw:end-shape="id95" draw:end-glue-point="8" svg:d="m14007 15057h-842v-2745">
            <text:p text:style-name="P1"/>
          </draw:connector>
          <draw:frame draw:style-name="gr14" draw:layer="layout" svg:width="6.111cm" svg:height="0.962cm" svg:x="18.64cm" svg:y="12.7cm">
            <draw:text-box>
              <text:p text:style-name="P1">interpret statements</text:p>
            </draw:text-box>
          </draw:frame>
          <draw:custom-shape draw:style-name="gr38" draw:text-style-name="P6" draw:layer="layout" svg:width="1.626cm" svg:height="1.832cm" svg:x="17.075cm" svg:y="12.388cm">
            <text:p text:style-name="P5">1.2</text:p>
            <draw:enhanced-geometry svg:viewBox="0 0 780 907" draw:type="non-primitive" draw:enhanced-path="M 390 0 L 492 276 780 228 594 457 780 679 492 631 390 907 288 631 0 679 186 457 0 228 288 276 390 0 Z N"/>
          </draw:custom-shape>
          <draw:custom-shape draw:style-name="gr32" draw:text-style-name="P6"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2" draw:text-style-name="P6"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2" draw:text-style-name="P6"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2" draw:text-style-name="P6"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 draw:text-style-name="P6" draw:id="id95" draw:layer="layout" svg:width="3.279cm" svg:height="0.986cm" svg:x="11.526cm" svg:y="11.326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6" draw:layer="layout" svg:width="2.154cm" svg:height="0.758cm" svg:x="15.626cm" svg:y="11.43cm">
            <text:p text:style-name="P5">Bar2</text:p>
            <draw:enhanced-geometry svg:viewBox="0 0 21600 21600" draw:type="rectangle" draw:enhanced-path="M 0 0 L 21600 0 21600 21600 0 21600 0 0 Z N"/>
          </draw:custom-shape>
          <draw:connector draw:style-name="gr4" draw:text-style-name="P6" draw:layer="layout" svg:x1="14.805cm" svg:y1="11.818cm" svg:x2="15.626cm" svg:y2="11.809cm" draw:start-shape="id95" draw:start-glue-point="10" draw:end-shape="id106" draw:end-glue-point="3" svg:d="m14805 11818h410v-9h411">
            <text:p text:style-name="P1"/>
          </draw:connector>
          <draw:custom-shape draw:style-name="gr38" draw:text-style-name="P6" draw:layer="layout" svg:width="1.626cm" svg:height="1.832cm" svg:x="17.075cm" svg:y="15.588cm">
            <text:p text:style-name="P5">2.2</text:p>
            <draw:enhanced-geometry svg:viewBox="0 0 780 907" draw:type="non-primitive" draw:enhanced-path="M 390 0 L 492 276 780 228 594 457 780 679 492 631 390 907 288 631 0 679 186 457 0 228 288 276 390 0 Z N"/>
          </draw:custom-shape>
          <draw:custom-shape draw:style-name="gr32" draw:text-style-name="P6"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14" draw:layer="layout" svg:width="6.111cm" svg:height="0.962cm" svg:x="18.641cm" svg:y="15.9cm">
            <draw:text-box>
              <text:p text:style-name="P1">interpret statements</text:p>
            </draw:text-box>
          </draw:frame>
        </draw:g>
        <draw:custom-shape draw:style-name="gr38" draw:text-style-name="P6" draw:layer="layout" svg:width="1.855cm" svg:height="1.905cm" svg:x="7.836cm" svg:y="12.211cm">
          <text:p text:style-name="P5">1.1</text:p>
          <draw:enhanced-geometry svg:viewBox="0 0 780 907" draw:type="non-primitive" draw:enhanced-path="M 390 0 L 492 276 780 228 594 457 780 679 492 631 390 907 288 631 0 679 186 457 0 228 288 276 390 0 Z N"/>
        </draw:custom-shape>
        <draw:custom-shape draw:style-name="gr38" draw:text-style-name="P6" draw:layer="layout" svg:width="1.855cm" svg:height="1.905cm" svg:x="7.837cm" svg:y="16.112cm">
          <text:p text:style-name="P5">2.1</text:p>
          <draw:enhanced-geometry svg:viewBox="0 0 780 907" draw:type="non-primitive" draw:enhanced-path="M 390 0 L 492 276 780 228 594 457 780 679 492 631 390 907 288 631 0 679 186 457 0 228 288 276 390 0 Z N"/>
        </draw:custom-shape>
        <draw:g>
          <draw:custom-shape draw:style-name="gr3" draw:text-style-name="P6" draw:id="id107" draw:layer="layout" svg:width="3.175cm" svg:height="1.27cm" svg:x="1.235cm" svg:y="2.641cm">
            <text:p text:style-name="P5">Program</text:p>
            <draw:enhanced-geometry svg:viewBox="0 0 21600 21600" draw:type="rectangle" draw:enhanced-path="M 0 0 L 21600 0 21600 21600 0 21600 0 0 Z N"/>
          </draw:custom-shape>
          <draw:connector draw:style-name="gr4" draw:text-style-name="P6" draw:layer="layout" svg:x1="1.235cm" svg:y1="3.276cm" svg:x2="1.37cm" svg:y2="20.079cm" draw:start-shape="id107" draw:start-glue-point="3" draw:end-shape="id108" draw:end-glue-point="6" svg:d="m1235 3276h-501v16803h636">
            <text:p text:style-name="P1"/>
          </draw:connector>
          <draw:custom-shape draw:style-name="gr3" draw:text-style-name="P6" draw:id="id109" draw:layer="layout" svg:width="1.905cm" svg:height="0.695cm" svg:x="1.64cm" svg:y="8.661cm">
            <text:p text:style-name="P5">Foo</text:p>
            <draw:enhanced-geometry svg:viewBox="0 0 21600 21600" draw:type="rectangle" draw:enhanced-path="M 0 0 L 21600 0 21600 21600 0 21600 0 0 Z N"/>
          </draw:custom-shape>
          <draw:custom-shape draw:style-name="gr3" draw:text-style-name="P6" draw:id="id110" draw:layer="layout" svg:width="0.635cm" svg:height="0.635cm" svg:x="3.545cm" svg:y="9.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1" draw:layer="layout" svg:width="0.635cm" svg:height="0.635cm" svg:x="3.545cm" svg:y="10.501cm">
            <text:p text:style-name="P5">b</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4" draw:layer="layout" svg:width="1.27cm" svg:height="0.635cm" svg:x="1.64cm" svg:y="5.716cm">
            <text:p text:style-name="P5">pi</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92cm" svg:y1="9.356cm" svg:x2="3.545cm" svg:y2="9.908cm" draw:start-shape="id109" draw:start-glue-point="2" draw:end-shape="id110" draw:end-glue-point="6" svg:d="m2592 9356v552h953">
            <text:p text:style-name="P1"/>
          </draw:connector>
          <draw:connector draw:style-name="gr4" draw:text-style-name="P6" draw:layer="layout" svg:x1="2.592cm" svg:y1="9.356cm" svg:x2="3.545cm" svg:y2="10.818cm" draw:start-shape="id109" draw:start-glue-point="2" draw:end-shape="id111" draw:end-glue-point="6" svg:d="m2592 9356v1462h953">
            <text:p text:style-name="P1"/>
          </draw:connector>
          <draw:custom-shape draw:style-name="gr16" draw:text-style-name="P5" draw:id="id129" draw:layer="layout" svg:width="1.905cm" svg:height="0.695cm" svg:x="1.64cm" svg:y="4.486cm">
            <text:p text:style-name="P5">Real</text:p>
            <draw:enhanced-geometry svg:viewBox="0 0 21600 21600" draw:type="rectangle" draw:enhanced-path="M 0 0 L 21600 0 21600 21600 0 21600 0 0 Z N"/>
          </draw:custom-shape>
          <draw:custom-shape draw:style-name="gr16" draw:text-style-name="P5" draw:id="id112" draw:layer="layout" svg:width="1.905cm" svg:height="0.695cm" svg:x="4.615cm" svg:y="9.571cm">
            <text:p text:style-name="P5">Real</text:p>
            <draw:enhanced-geometry svg:viewBox="0 0 21600 21600" draw:type="rectangle" draw:enhanced-path="M 0 0 L 21600 0 21600 21600 0 21600 0 0 Z N"/>
          </draw:custom-shape>
          <draw:custom-shape draw:style-name="gr16" draw:text-style-name="P5" draw:id="id113" draw:layer="layout" svg:width="1.905cm" svg:height="0.695cm" svg:x="4.615cm" svg:y="10.476cm">
            <text:p text:style-name="P5">Real</text:p>
            <draw:enhanced-geometry svg:viewBox="0 0 21600 21600" draw:type="rectangle" draw:enhanced-path="M 0 0 L 21600 0 21600 21600 0 21600 0 0 Z N"/>
          </draw:custom-shape>
          <draw:connector draw:style-name="gr4" draw:text-style-name="P6" draw:layer="layout" svg:x1="4.18cm" svg:y1="9.908cm" svg:x2="4.615cm" svg:y2="9.918cm" draw:start-shape="id110" draw:start-glue-point="10" draw:end-shape="id112" draw:end-glue-point="3" svg:d="m4180 9908h217v10h218">
            <text:p text:style-name="P1"/>
          </draw:connector>
          <draw:connector draw:style-name="gr4" draw:text-style-name="P6" draw:layer="layout" svg:x1="4.18cm" svg:y1="10.818cm" svg:x2="4.615cm" svg:y2="10.823cm" draw:start-shape="id111" draw:start-glue-point="10" draw:end-shape="id113" draw:end-glue-point="3" svg:d="m4180 10818h217v5h218">
            <text:p text:style-name="P1"/>
          </draw:connector>
          <draw:custom-shape draw:style-name="gr16" draw:text-style-name="P5" draw:id="id115" draw:layer="layout" svg:width="1.905cm" svg:height="0.695cm" svg:x="3.28cm" svg:y="5.681cm">
            <text:p text:style-name="P5">Real</text:p>
            <draw:enhanced-geometry svg:viewBox="0 0 21600 21600" draw:type="rectangle" draw:enhanced-path="M 0 0 L 21600 0 21600 21600 0 21600 0 0 Z N"/>
          </draw:custom-shape>
          <draw:connector draw:style-name="gr4" draw:text-style-name="P6" draw:layer="layout" svg:x1="2.91cm" svg:y1="6.033cm" svg:x2="3.28cm" svg:y2="6.028cm" draw:start-shape="id114" draw:start-glue-point="10" draw:end-shape="id115" draw:end-glue-point="3" svg:d="m2910 6033h185v-5h185">
            <text:p text:style-name="P1"/>
          </draw:connector>
          <draw:custom-shape draw:style-name="gr3" draw:text-style-name="P6" draw:id="id116" draw:layer="layout" svg:width="1.905cm" svg:height="0.695cm" svg:x="1.62cm" svg:y="11.626cm">
            <text:p text:style-name="P5">Bar1</text:p>
            <draw:enhanced-geometry svg:viewBox="0 0 21600 21600" draw:type="rectangle" draw:enhanced-path="M 0 0 L 21600 0 21600 21600 0 21600 0 0 Z N"/>
          </draw:custom-shape>
          <draw:custom-shape draw:style-name="gr3" draw:text-style-name="P6" draw:id="id117" draw:layer="layout" svg:width="0.635cm" svg:height="0.635cm" svg:x="3.525cm" svg:y="12.5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8" draw:layer="layout" svg:width="0.635cm" svg:height="0.635cm" svg:x="3.525cm" svg:y="13.4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72cm" svg:y1="12.321cm" svg:x2="3.525cm" svg:y2="12.873cm" draw:start-shape="id116" draw:start-glue-point="2" draw:end-shape="id117" draw:end-glue-point="6" svg:d="m2572 12321v552h953">
            <text:p text:style-name="P1"/>
          </draw:connector>
          <draw:connector draw:style-name="gr4" draw:text-style-name="P6" draw:layer="layout" svg:x1="2.572cm" svg:y1="12.321cm" svg:x2="3.525cm" svg:y2="13.783cm" draw:start-shape="id116" draw:start-glue-point="2" draw:end-shape="id118" draw:end-glue-point="6" svg:d="m2572 12321v1462h953">
            <text:p text:style-name="P1"/>
          </draw:connector>
          <draw:custom-shape draw:style-name="gr16" draw:text-style-name="P5" draw:id="id119" draw:layer="layout" svg:width="1.905cm" svg:height="0.695cm" svg:x="4.595cm" svg:y="12.536cm">
            <text:p text:style-name="P5">Real</text:p>
            <draw:enhanced-geometry svg:viewBox="0 0 21600 21600" draw:type="rectangle" draw:enhanced-path="M 0 0 L 21600 0 21600 21600 0 21600 0 0 Z N"/>
          </draw:custom-shape>
          <draw:custom-shape draw:style-name="gr16" draw:text-style-name="P5" draw:id="id120" draw:layer="layout" svg:width="1.905cm" svg:height="0.695cm" svg:x="4.595cm" svg:y="13.441cm">
            <text:p text:style-name="P5">Real</text:p>
            <draw:enhanced-geometry svg:viewBox="0 0 21600 21600" draw:type="rectangle" draw:enhanced-path="M 0 0 L 21600 0 21600 21600 0 21600 0 0 Z N"/>
          </draw:custom-shape>
          <draw:connector draw:style-name="gr4" draw:text-style-name="P6" draw:layer="layout" svg:x1="4.16cm" svg:y1="12.873cm" svg:x2="4.595cm" svg:y2="12.883cm" draw:start-shape="id117" draw:start-glue-point="10" draw:end-shape="id119" draw:end-glue-point="3" svg:d="m4160 12873h217v10h218">
            <text:p text:style-name="P1"/>
          </draw:connector>
          <draw:connector draw:style-name="gr4" draw:text-style-name="P6" draw:layer="layout" svg:x1="4.16cm" svg:y1="13.783cm" svg:x2="4.595cm" svg:y2="13.788cm" draw:start-shape="id118" draw:start-glue-point="10" draw:end-shape="id120" draw:end-glue-point="3" svg:d="m4160 13783h217v5h218">
            <text:p text:style-name="P1"/>
          </draw:connector>
          <draw:custom-shape draw:style-name="gr3" draw:text-style-name="P6" draw:id="id121" draw:layer="layout" svg:width="3.925cm" svg:height="0.695cm" svg:x="1.625cm" svg:y="15.531cm">
            <text:p text:style-name="P5">Bar2 (Bar1)</text:p>
            <draw:enhanced-geometry svg:viewBox="0 0 21600 21600" draw:type="rectangle" draw:enhanced-path="M 0 0 L 21600 0 21600 21600 0 21600 0 0 Z N"/>
          </draw:custom-shape>
          <draw:custom-shape draw:style-name="gr3" draw:text-style-name="P6" draw:id="id122" draw:layer="layout" svg:width="0.635cm" svg:height="0.635cm" svg:x="4.13cm" svg:y="16.4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3" draw:layer="layout" svg:width="0.635cm" svg:height="0.635cm" svg:x="4.13cm" svg:y="17.3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587cm" svg:y1="16.226cm" svg:x2="4.13cm" svg:y2="16.778cm" draw:start-shape="id121" draw:start-glue-point="2" draw:end-shape="id122" draw:end-glue-point="6" svg:d="m3587 16226v552h543">
            <text:p text:style-name="P1"/>
          </draw:connector>
          <draw:connector draw:style-name="gr4" draw:text-style-name="P6" draw:layer="layout" svg:x1="3.587cm" svg:y1="16.226cm" svg:x2="4.13cm" svg:y2="17.688cm" draw:start-shape="id121" draw:start-glue-point="2" draw:end-shape="id123" draw:end-glue-point="6" svg:d="m3587 16226v1462h543">
            <text:p text:style-name="P1"/>
          </draw:connector>
          <draw:custom-shape draw:style-name="gr3" draw:text-style-name="P6" draw:id="id124" draw:layer="layout" svg:width="1.905cm" svg:height="0.695cm" svg:x="5.2cm" svg:y="16.446cm">
            <text:p text:style-name="P5">Foo</text:p>
            <draw:enhanced-geometry svg:viewBox="0 0 21600 21600" draw:type="rectangle" draw:enhanced-path="M 0 0 L 21600 0 21600 21600 0 21600 0 0 Z N"/>
          </draw:custom-shape>
          <draw:custom-shape draw:style-name="gr16" draw:text-style-name="P5" draw:id="id125" draw:layer="layout" svg:width="1.905cm" svg:height="0.695cm" svg:x="5.2cm" svg:y="17.346cm">
            <text:p text:style-name="P5">Real</text:p>
            <draw:enhanced-geometry svg:viewBox="0 0 21600 21600" draw:type="rectangle" draw:enhanced-path="M 0 0 L 21600 0 21600 21600 0 21600 0 0 Z N"/>
          </draw:custom-shape>
          <draw:connector draw:style-name="gr4" draw:text-style-name="P6" draw:layer="layout" svg:x1="4.765cm" svg:y1="16.778cm" svg:x2="5.2cm" svg:y2="16.793cm" draw:start-shape="id122" draw:start-glue-point="10" draw:end-shape="id124" draw:end-glue-point="3" svg:d="m4765 16778h217v15h218">
            <text:p text:style-name="P1"/>
          </draw:connector>
          <draw:connector draw:style-name="gr4" draw:text-style-name="P6" draw:layer="layout" svg:x1="4.765cm" svg:y1="17.688cm" svg:x2="5.2cm" svg:y2="17.693cm" draw:start-shape="id123" draw:start-glue-point="10" draw:end-shape="id125" draw:end-glue-point="3" svg:d="m4765 17688h217v5h218">
            <text:p text:style-name="P1"/>
          </draw:connector>
          <draw:custom-shape draw:style-name="gr5" draw:text-style-name="P5" draw:id="id126" draw:layer="layout" svg:width="3.175cm" svg:height="0.635cm" svg:x="4.106cm" svg:y="18.2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4.106cm" svg:y1="18.572cm" svg:x2="3.587cm" svg:y2="16.226cm" draw:start-shape="id126" draw:start-glue-point="3" draw:end-shape="id121" draw:end-glue-point="2" svg:d="m4106 18572h-519v-2346">
            <text:p text:style-name="P1"/>
          </draw:connector>
          <draw:custom-shape draw:style-name="gr5" draw:text-style-name="P5" draw:id="id127" draw:layer="layout" svg:width="3.175cm" svg:height="0.635cm" svg:x="3.607cm" svg:y="14.3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7cm" svg:y1="14.637cm" svg:x2="2.572cm" svg:y2="12.321cm" draw:start-shape="id127" draw:start-glue-point="3" draw:end-shape="id116" draw:end-glue-point="2" svg:d="m3607 14637h-1035v-2316">
            <text:p text:style-name="P1"/>
          </draw:connector>
          <draw:custom-shape draw:style-name="gr38" draw:text-style-name="P6" draw:layer="layout" svg:width="1.27cm" svg:height="1.27cm" svg:x="6.735cm" svg:y="19.45cm">
            <text:p text:style-name="P5">0</text:p>
            <draw:enhanced-geometry svg:viewBox="0 0 780 907" draw:type="non-primitive" draw:enhanced-path="M 390 0 L 492 276 780 228 594 457 780 679 492 631 390 907 288 631 0 679 186 457 0 228 288 276 390 0 Z N"/>
          </draw:custom-shape>
          <draw:custom-shape draw:style-name="gr5" draw:text-style-name="P5" draw:id="id128" draw:layer="layout" svg:width="3.321cm" svg:height="0.635cm" svg:x="5.51cm" svg:y="5.72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51cm" svg:y1="6.037cm" svg:x2="5.185cm" svg:y2="6.028cm" draw:start-shape="id128" draw:start-glue-point="3" draw:end-shape="id115" draw:end-glue-point="1" svg:d="m5510 6037h-163v-9h-162">
            <text:p text:style-name="P1"/>
          </draw:connector>
          <draw:connector draw:style-name="gr4" draw:text-style-name="P6" draw:layer="layout" svg:x1="1.235cm" svg:y1="3.276cm" svg:x2="1.64cm" svg:y2="4.833cm" draw:start-shape="id107" draw:start-glue-point="3" draw:end-shape="id129" draw:end-glue-point="3" svg:d="m1235 3276h-501v1557h906">
            <text:p text:style-name="P1"/>
          </draw:connector>
          <draw:connector draw:style-name="gr4" draw:text-style-name="P6" draw:layer="layout" svg:x1="1.235cm" svg:y1="3.276cm" svg:x2="1.64cm" svg:y2="6.033cm" draw:start-shape="id107" draw:start-glue-point="3" draw:end-shape="id114" draw:end-glue-point="6" svg:d="m1235 3276h-501v2757h906">
            <text:p text:style-name="P1"/>
          </draw:connector>
          <draw:connector draw:style-name="gr4" draw:text-style-name="P6" draw:layer="layout" svg:x1="1.235cm" svg:y1="3.276cm" svg:x2="1.64cm" svg:y2="9.008cm" draw:start-shape="id107" draw:start-glue-point="3" draw:end-shape="id109" draw:end-glue-point="3" svg:d="m1235 3276h-501v5732h906">
            <text:p text:style-name="P1"/>
          </draw:connector>
          <draw:connector draw:style-name="gr4" draw:text-style-name="P6" draw:layer="layout" svg:x1="1.235cm" svg:y1="3.276cm" svg:x2="1.62cm" svg:y2="11.973cm" draw:start-shape="id107" draw:start-glue-point="3" draw:end-shape="id116" draw:end-glue-point="3" svg:d="m1235 3276h-501v8697h886">
            <text:p text:style-name="P1"/>
          </draw:connector>
          <draw:connector draw:style-name="gr4" draw:text-style-name="P6" draw:layer="layout" svg:x1="1.235cm" svg:y1="3.276cm" svg:x2="1.625cm" svg:y2="15.878cm" draw:start-shape="id107" draw:start-glue-point="3" draw:end-shape="id121" draw:end-glue-point="3" svg:d="m1235 3276h-501v12602h891">
            <text:p text:style-name="P1"/>
          </draw:connector>
          <draw:connector draw:style-name="gr39" draw:text-style-name="P6" draw:layer="layout" draw:type="curve" draw:line-skew="-0.597cm" svg:x1="1.625cm" svg:y1="15.878cm" svg:x2="1.62cm" svg:y2="11.973cm" draw:start-shape="id121" draw:start-glue-point="3" draw:end-shape="id116" draw:end-glue-point="3" svg:d="m1625 15878c-1654 0-1652-3905-5-3905">
            <text:p text:style-name="P1"/>
          </draw:connector>
          <draw:custom-shape draw:style-name="gr3" draw:text-style-name="P6" draw:id="id108" draw:layer="layout" svg:width="2.819cm" svg:height="1.034cm" svg:x="1.37cm" svg:y="19.563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0" draw:layer="layout" svg:width="1.905cm" svg:height="0.695cm" svg:x="4.7cm" svg:y="19.747cm">
            <text:p text:style-name="P5">Bar2</text:p>
            <draw:enhanced-geometry svg:viewBox="0 0 21600 21600" draw:type="rectangle" draw:enhanced-path="M 0 0 L 21600 0 21600 21600 0 21600 0 0 Z N"/>
          </draw:custom-shape>
          <draw:connector draw:style-name="gr4" draw:text-style-name="P6" draw:layer="layout" svg:x1="4.189cm" svg:y1="20.079cm" svg:x2="4.7cm" svg:y2="20.094cm" draw:start-shape="id108" draw:start-glue-point="10" draw:end-shape="id130" draw:end-glue-point="3" svg:d="m4189 20079h255v15h256">
            <text:p text:style-name="P1"/>
          </draw:connector>
        </draw:g>
        <draw:g>
          <draw:custom-shape draw:style-name="gr40" draw:text-style-name="P6" draw:layer="layout" svg:width="17.7cm" svg:height="8.197cm" svg:x="9.67cm" svg:y="2.765cm">
            <text:p text:style-name="P1"/>
            <draw:enhanced-geometry svg:viewBox="0 0 21600 21600" draw:type="rectangle" draw:enhanced-path="M 0 0 L 21600 0 21600 21600 0 21600 0 0 Z N"/>
          </draw:custom-shape>
          <draw:custom-shape draw:style-name="gr29" draw:text-style-name="P6" draw:layer="layout" svg:width="8.039cm" svg:height="3.046cm" svg:x="15.95cm" svg:y="6.389cm">
            <text:p text:style-name="P1"/>
            <draw:enhanced-geometry svg:viewBox="0 0 21600 21600" draw:type="rectangle" draw:enhanced-path="M 0 0 L 21600 0 21600 21600 0 21600 0 0 Z N"/>
          </draw:custom-shape>
          <draw:custom-shape draw:style-name="gr3" draw:text-style-name="P6" draw:id="id132" draw:layer="layout" svg:width="0.635cm" svg:height="0.635cm" svg:x="12.63cm" svg:y="6.663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3" draw:layer="layout" svg:width="0.635cm" svg:height="0.635cm" svg:x="12.63cm" svg:y="9.873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3cm" svg:y2="6.98cm" draw:start-shape="id131" draw:start-glue-point="8" draw:end-shape="id132" draw:end-glue-point="6" svg:d="m11866 4012v2968h764">
            <text:p text:style-name="P1"/>
          </draw:connector>
          <draw:connector draw:style-name="gr4" draw:text-style-name="P6" draw:layer="layout" svg:x1="11.866cm" svg:y1="4.012cm" svg:x2="12.63cm" svg:y2="10.19cm" draw:start-shape="id131" draw:start-glue-point="8" draw:end-shape="id133" draw:end-glue-point="6" svg:d="m11866 4012v6178h764">
            <text:p text:style-name="P1"/>
          </draw:connector>
          <draw:custom-shape draw:style-name="gr3" draw:text-style-name="P6" draw:id="id134" draw:layer="layout" svg:width="1.905cm" svg:height="0.695cm" svg:x="13.7cm" svg:y="6.648cm">
            <text:p text:style-name="P5">Foo</text:p>
            <draw:enhanced-geometry svg:viewBox="0 0 21600 21600" draw:type="rectangle" draw:enhanced-path="M 0 0 L 21600 0 21600 21600 0 21600 0 0 Z N"/>
          </draw:custom-shape>
          <draw:custom-shape draw:style-name="gr16" draw:text-style-name="P5" draw:id="id135" draw:layer="layout" svg:width="1.905cm" svg:height="0.695cm" svg:x="13.7cm" svg:y="9.848cm">
            <text:p text:style-name="P5">Real</text:p>
            <draw:enhanced-geometry svg:viewBox="0 0 21600 21600" draw:type="rectangle" draw:enhanced-path="M 0 0 L 21600 0 21600 21600 0 21600 0 0 Z N"/>
          </draw:custom-shape>
          <draw:connector draw:style-name="gr4" draw:text-style-name="P6" draw:layer="layout" svg:x1="13.265cm" svg:y1="6.98cm" svg:x2="13.7cm" svg:y2="6.995cm" draw:start-shape="id132" draw:start-glue-point="10" draw:end-shape="id134" draw:end-glue-point="3" svg:d="m13265 6980h217v15h218">
            <text:p text:style-name="P1"/>
          </draw:connector>
          <draw:connector draw:style-name="gr4" draw:text-style-name="P6" draw:layer="layout" svg:x1="13.265cm" svg:y1="10.19cm" svg:x2="13.7cm" svg:y2="10.195cm" draw:start-shape="id133" draw:start-glue-point="10" draw:end-shape="id135" draw:end-glue-point="3" svg:d="m13265 10190h217v5h218">
            <text:p text:style-name="P1"/>
          </draw:connector>
          <draw:custom-shape draw:style-name="gr3" draw:text-style-name="P6" draw:id="id136" draw:layer="layout" svg:width="0.635cm" svg:height="0.635cm" svg:x="12.625cm" svg:y="4.477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7" draw:layer="layout" svg:width="0.635cm" svg:height="0.635cm" svg:x="12.625cm" svg:y="5.387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25cm" svg:y2="4.794cm" draw:start-shape="id131" draw:start-glue-point="8" draw:end-shape="id136" draw:end-glue-point="6" svg:d="m11866 4012v782h759">
            <text:p text:style-name="P1"/>
          </draw:connector>
          <draw:connector draw:style-name="gr4" draw:text-style-name="P6" draw:layer="layout" svg:x1="11.866cm" svg:y1="4.012cm" svg:x2="12.625cm" svg:y2="5.704cm" draw:start-shape="id131" draw:start-glue-point="8" draw:end-shape="id137" draw:end-glue-point="6" svg:d="m11866 4012v1692h759">
            <text:p text:style-name="P1"/>
          </draw:connector>
          <draw:custom-shape draw:style-name="gr16" draw:text-style-name="P5" draw:id="id138" draw:layer="layout" svg:width="1.905cm" svg:height="0.695cm" svg:x="13.695cm" svg:y="4.453cm">
            <text:p text:style-name="P5">Real</text:p>
            <draw:enhanced-geometry svg:viewBox="0 0 21600 21600" draw:type="rectangle" draw:enhanced-path="M 0 0 L 21600 0 21600 21600 0 21600 0 0 Z N"/>
          </draw:custom-shape>
          <draw:custom-shape draw:style-name="gr16" draw:text-style-name="P5" draw:id="id139" draw:layer="layout" svg:width="1.905cm" svg:height="0.695cm" svg:x="13.695cm" svg:y="5.362cm">
            <text:p text:style-name="P5">Real</text:p>
            <draw:enhanced-geometry svg:viewBox="0 0 21600 21600" draw:type="rectangle" draw:enhanced-path="M 0 0 L 21600 0 21600 21600 0 21600 0 0 Z N"/>
          </draw:custom-shape>
          <draw:connector draw:style-name="gr4" draw:text-style-name="P6" draw:layer="layout" svg:x1="13.26cm" svg:y1="4.794cm" svg:x2="13.695cm" svg:y2="4.8cm" draw:start-shape="id136" draw:start-glue-point="10" draw:end-shape="id138" draw:end-glue-point="3" svg:d="m13260 4794h217v6h218">
            <text:p text:style-name="P1"/>
          </draw:connector>
          <draw:connector draw:style-name="gr4" draw:text-style-name="P6" draw:layer="layout" svg:x1="13.26cm" svg:y1="5.704cm" svg:x2="13.695cm" svg:y2="5.709cm" draw:start-shape="id137" draw:start-glue-point="10" draw:end-shape="id139" draw:end-glue-point="3" svg:d="m13260 5704h217v5h218">
            <text:p text:style-name="P1"/>
          </draw:connector>
          <draw:custom-shape draw:style-name="gr16" draw:text-style-name="P5" draw:id="id140" draw:layer="layout" svg:width="1.905cm" svg:height="0.695cm" svg:x="16.196cm" svg:y="4.454cm">
            <text:p text:style-name="P5">Real</text:p>
            <draw:enhanced-geometry svg:viewBox="0 0 21600 21600" draw:type="rectangle" draw:enhanced-path="M 0 0 L 21600 0 21600 21600 0 21600 0 0 Z N"/>
          </draw:custom-shape>
          <draw:custom-shape draw:style-name="gr16" draw:text-style-name="P5" draw:id="id141" draw:layer="layout" svg:width="1.905cm" svg:height="0.695cm" svg:x="16.197cm" svg:y="5.359cm">
            <text:p text:style-name="P5">Real</text:p>
            <draw:enhanced-geometry svg:viewBox="0 0 21600 21600" draw:type="rectangle" draw:enhanced-path="M 0 0 L 21600 0 21600 21600 0 21600 0 0 Z N"/>
          </draw:custom-shape>
          <draw:custom-shape draw:style-name="gr16" draw:text-style-name="P5" draw:id="id142" draw:layer="layout" svg:width="1.905cm" svg:height="0.695cm" svg:x="16.198cm" svg:y="9.842cm">
            <text:p text:style-name="P5">Real</text:p>
            <draw:enhanced-geometry svg:viewBox="0 0 21600 21600" draw:type="rectangle" draw:enhanced-path="M 0 0 L 21600 0 21600 21600 0 21600 0 0 Z N"/>
          </draw:custom-shape>
          <draw:connector draw:style-name="gr4" draw:text-style-name="P6" draw:layer="layout" svg:x1="15.6cm" svg:y1="4.8cm" svg:x2="16.196cm" svg:y2="4.801cm" draw:start-shape="id138" draw:start-glue-point="1" draw:end-shape="id140" draw:end-glue-point="3" svg:d="m15600 4800h297v1h299">
            <text:p text:style-name="P1"/>
          </draw:connector>
          <draw:connector draw:style-name="gr4" draw:text-style-name="P6" draw:layer="layout" svg:x1="15.6cm" svg:y1="5.709cm" svg:x2="16.197cm" svg:y2="5.706cm" draw:start-shape="id139" draw:start-glue-point="1" draw:end-shape="id141" draw:end-glue-point="3" svg:d="m15600 5709h298v-3h299">
            <text:p text:style-name="P1"/>
          </draw:connector>
          <draw:connector draw:style-name="gr4" draw:text-style-name="P6" draw:layer="layout" svg:x1="15.605cm" svg:y1="10.195cm" svg:x2="16.198cm" svg:y2="10.189cm" draw:start-shape="id135" draw:start-glue-point="1" draw:end-shape="id142" draw:end-glue-point="3" svg:d="m15605 10195h296v-6h297">
            <text:p text:style-name="P1"/>
          </draw:connector>
          <draw:custom-shape draw:style-name="gr3" draw:text-style-name="P6" draw:id="id143" draw:layer="layout" svg:width="1.905cm" svg:height="0.695cm" svg:x="16.2cm" svg:y="6.661cm">
            <text:p text:style-name="P5">Foo</text:p>
            <draw:enhanced-geometry svg:viewBox="0 0 21600 21600" draw:type="rectangle" draw:enhanced-path="M 0 0 L 21600 0 21600 21600 0 21600 0 0 Z N"/>
          </draw:custom-shape>
          <draw:custom-shape draw:style-name="gr3" draw:text-style-name="P6" draw:id="id144" draw:layer="layout" svg:width="0.635cm" svg:height="0.635cm" svg:x="18.105cm" svg:y="7.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5" draw:layer="layout" svg:width="0.635cm" svg:height="0.635cm" svg:x="18.105cm" svg:y="8.501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7.152cm" svg:y1="7.356cm" svg:x2="18.105cm" svg:y2="7.908cm" draw:start-shape="id143" draw:start-glue-point="2" draw:end-shape="id144" draw:end-glue-point="6" svg:d="m17152 7356v552h953">
            <text:p text:style-name="P1"/>
          </draw:connector>
          <draw:connector draw:style-name="gr4" draw:text-style-name="P6" draw:layer="layout" svg:x1="17.152cm" svg:y1="7.356cm" svg:x2="18.105cm" svg:y2="8.818cm" draw:start-shape="id143" draw:start-glue-point="2" draw:end-shape="id145" draw:end-glue-point="6" svg:d="m17152 7356v1462h953">
            <text:p text:style-name="P1"/>
          </draw:connector>
          <draw:custom-shape draw:style-name="gr16" draw:text-style-name="P5" draw:id="id146" draw:layer="layout" svg:width="1.905cm" svg:height="0.695cm" svg:x="19.175cm" svg:y="7.571cm">
            <text:p text:style-name="P5">Real</text:p>
            <draw:enhanced-geometry svg:viewBox="0 0 21600 21600" draw:type="rectangle" draw:enhanced-path="M 0 0 L 21600 0 21600 21600 0 21600 0 0 Z N"/>
          </draw:custom-shape>
          <draw:custom-shape draw:style-name="gr16" draw:text-style-name="P5" draw:id="id147" draw:layer="layout" svg:width="1.905cm" svg:height="0.695cm" svg:x="19.175cm" svg:y="8.476cm">
            <text:p text:style-name="P5">Real</text:p>
            <draw:enhanced-geometry svg:viewBox="0 0 21600 21600" draw:type="rectangle" draw:enhanced-path="M 0 0 L 21600 0 21600 21600 0 21600 0 0 Z N"/>
          </draw:custom-shape>
          <draw:connector draw:style-name="gr4" draw:text-style-name="P6" draw:layer="layout" svg:x1="18.74cm" svg:y1="7.908cm" svg:x2="19.175cm" svg:y2="7.918cm" draw:start-shape="id144" draw:start-glue-point="10" draw:end-shape="id146" draw:end-glue-point="3" svg:d="m18740 7908h217v10h218">
            <text:p text:style-name="P1"/>
          </draw:connector>
          <draw:connector draw:style-name="gr4" draw:text-style-name="P6" draw:layer="layout" svg:x1="18.74cm" svg:y1="8.818cm" svg:x2="19.175cm" svg:y2="8.823cm" draw:start-shape="id145" draw:start-glue-point="10" draw:end-shape="id147" draw:end-glue-point="3" svg:d="m18740 8818h217v5h218">
            <text:p text:style-name="P1"/>
          </draw:connector>
          <draw:connector draw:style-name="gr4" draw:text-style-name="P6" draw:layer="layout" svg:x1="15.605cm" svg:y1="6.995cm" svg:x2="16.2cm" svg:y2="7.008cm" draw:start-shape="id134" draw:start-glue-point="1" draw:end-shape="id143" draw:end-glue-point="3" svg:d="m15605 6995h297v13h298">
            <text:p text:style-name="P1"/>
          </draw:connector>
          <draw:custom-shape draw:style-name="gr5" draw:text-style-name="P5" draw:id="id148" draw:layer="layout" svg:width="2.157cm" svg:height="0.635cm" svg:x="18.608cm" svg:y="4.48cm">
            <text:p text:style-name="P5">=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8.101cm" svg:y1="4.801cm" svg:x2="18.608cm" svg:y2="4.797cm" draw:start-shape="id140" draw:start-glue-point="1" draw:end-shape="id148" draw:end-glue-point="3" svg:d="m18101 4801h253v-4h254">
            <text:p text:style-name="P1"/>
          </draw:connector>
          <draw:custom-shape draw:style-name="gr5" draw:text-style-name="P5" draw:id="id149" draw:layer="layout" svg:width="2.157cm" svg:height="0.635cm" svg:x="21.508cm" svg:y="7.599cm">
            <text:p text:style-name="P5">=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08cm" svg:y1="7.918cm" svg:x2="21.508cm" svg:y2="7.916cm" draw:start-shape="id146" draw:start-glue-point="1" draw:end-shape="id149" draw:end-glue-point="3" svg:d="m21080 7918h213v-2h215">
            <text:p text:style-name="P1"/>
          </draw:connector>
          <draw:frame draw:style-name="gr41" draw:text-style-name="P1" draw:layer="layout" svg:width="5.045cm" svg:height="2.783cm" svg:x="22.055cm" svg:y="3.475cm">
            <draw:text-box>
              <text:p text:style-name="P1">Attach values to constants.</text:p>
              <text:p text:style-name="P1"><text:span text:style-name="T10">(Could also be done after flattening.)</text:span></text:p>
            </draw:text-box>
          </draw:frame>
          <draw:custom-shape draw:style-name="gr38" draw:text-style-name="P6" draw:layer="layout" svg:width="1.855cm" svg:height="1.905cm" svg:x="20.336cm" svg:y="2.911cm">
            <text:p text:style-name="P5">4</text:p>
            <draw:enhanced-geometry svg:viewBox="0 0 780 907" draw:type="non-primitive" draw:enhanced-path="M 390 0 L 492 276 780 228 594 457 780 679 492 631 390 907 288 631 0 679 186 457 0 228 288 276 390 0 Z N"/>
          </draw:custom-shape>
          <draw:frame draw:style-name="gr14" draw:layer="layout" svg:width="5.997cm" svg:height="0.962cm" svg:x="9.74cm" svg:y="1.84cm">
            <draw:text-box>
              <text:p text:style-name="P1">Tree for one object.</text:p>
            </draw:text-box>
          </draw:frame>
          <draw:custom-shape draw:style-name="gr3" draw:text-style-name="P6" draw:id="id131" draw:layer="layout" svg:width="3.279cm" svg:height="0.986cm" svg:x="10.227cm" svg:y="3.026cm">
            <text:p text:style-name="P5">out_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50" draw:layer="layout" svg:width="3.925cm" svg:height="0.695cm" svg:x="14.327cm" svg:y="3.193cm">
            <text:p text:style-name="P5">Bar2 (Bar1)</text:p>
            <draw:enhanced-geometry svg:viewBox="0 0 21600 21600" draw:type="rectangle" draw:enhanced-path="M 0 0 L 21600 0 21600 21600 0 21600 0 0 Z N"/>
          </draw:custom-shape>
          <draw:connector draw:style-name="gr4" draw:text-style-name="P6" draw:layer="layout" svg:x1="13.506cm" svg:y1="3.518cm" svg:x2="14.327cm" svg:y2="3.54cm" draw:start-shape="id131" draw:start-glue-point="10" draw:end-shape="id150" draw:end-glue-point="3" svg:d="m13506 3518h410v22h411">
            <text:p text:style-name="P1"/>
          </draw:connector>
        </draw:g>
        <draw:custom-shape draw:style-name="gr37" draw:text-style-name="P6"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6" draw:text-style-name="P14" draw:layer="layout" svg:width="15.875cm" svg:height="1.905cm" draw:transform="rotate (0.315730061685715) translate (7.178cm 11.524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presentation:user-transformed="true">
          <draw:text-box>
            <text:p text:style-name="P1">Collect Inherited Attributes</text:p>
          </draw:text-box>
        </draw:frame>
        <draw:frame draw:style-name="gr15" draw:text-style-name="P1" draw:layer="layout" svg:width="26.67cm" svg:height="1.673cm" svg:x="0.635cm" svg:y="4.445cm">
          <draw:text-box>
            <text:p text:style-name="P1">Create an augmented AST where each object contains all inherited data and all inherited methods???</text:p>
          </draw:text-box>
        </draw:frame>
        <draw:frame draw:style-name="gr42" draw:text-style-name="P2" draw:layer="layout" svg:width="26.67cm" svg:height="8.783cm" svg:x="0.635cm" svg:y="10.655cm">
          <draw:text-box>
            <text:list text:style-name="L2">
              <text:list-item>
                <text:p text:style-name="P2">Collect inherited data.</text:p>
              </text:list-item>
            </text:list>
            <text:list text:style-name="L2">
              <text:list-item>
                <text:list>
                  <text:list-item>
                    <text:p text:style-name="P9">Data can not be overloaded or overridden: Giving a data attribute the same name like an inherited attribute is an error. (The error is shown in the child class.)</text:p>
                  </text:list-item>
                </text:list>
              </text:list-item>
            </text:list>
            <text:list text:style-name="L2">
              <text:list-item>
                <text:p text:style-name="P2">Collect inherited methods.</text:p>
              </text:list-item>
            </text:list>
            <text:list text:style-name="L2">
              <text:list-item>
                <text:list>
                  <text:list-item>
                    <text:p text:style-name="P9">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9">Overloading (method selection based on different argument types) (like C++ or Java) are future extensions.</text:p>
                  </text:list-item>
                </text:list>
              </text:list-item>
            </text:list>
            <text:list text:style-name="L2">
              <text:list-item>
                <text:list>
                  <text:list-item>
                    <text:p text:style-name="P9">Creation of “this” argument. Adding correct type specifier for future extension. </text:p>
                  </text:list-item>
                </text:list>
              </text:list-item>
            </text:list>
            <text:list text:style-name="L2">
              <text:list-item>
                <text:p text:style-name="P2">Intelligent clustering of data may give the ability to keep non static functions separate. (Contrary to inlining every function which is straight forward with flattening)</text:p>
              </text:list-item>
            </text:list>
          </draw:text-box>
        </draw:frame>
        <draw:frame draw:style-name="gr43"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4" draw:text-style-name="P16" draw:layer="layout" svg:width="25.199cm" svg:height="3.473cm" svg:x="1.4cm" svg:y="0.854cm" presentation:class="title" presentation:user-transformed="true">
          <draw:text-box>
            <text:p text:style-name="P15"><text:span text:style-name="T11">Collect Attributes of Submodels Recursively</text:span></text:p>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Flattening Process</text:p>
          </draw:text-box>
        </draw:frame>
        <draw:frame draw:style-name="gr15"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15"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4"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44" draw:text-style-name="P2" draw:layer="layout" svg:width="26.641cm" svg:height="3.096cm" svg:x="0.751cm" svg:y="8.955cm">
          <draw:text-box>
            <text:list text:style-name="L1">
              <text:list-item>
                <text:p text:style-name="P2">Special handling of constant setup code. (separate function?)</text:p>
              </text:list-item>
            </text:list>
            <text:list text:style-name="L1">
              <text:list-item>
                <text:p text:style-name="P3"/>
              </text:list-item>
            </text:list>
            <text:list text:style-name="L1">
              <text:list-item>
                <text:p text:style-name="P2"/>
              </text:list-item>
            </text:list>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Reordering Equations</text:p>
          </draw:text-box>
        </draw:frame>
        <draw:frame draw:style-name="gr45"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More</text:p>
          </draw:text-box>
        </draw:frame>
        <draw:frame draw:style-name="gr46" draw:text-style-name="P2" draw:layer="layout" svg:width="26.641cm" svg:height="1.674cm" svg:x="0.751cm" svg:y="8.103cm">
          <draw:text-box>
            <text:list text:style-name="L1">
              <text:list-item>
                <text:p text:style-name="P2">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5-12T20:27:26</dc:date>
    <meta:printed-by>Eike Welk</meta:printed-by>
    <meta:print-date>2008-05-31T02:15:58</meta:print-date>
    <dc:language>en-US</dc:language>
    <meta:editing-cycles>134</meta:editing-cycles>
    <meta:editing-duration>P11DT22H19M32S</meta:editing-duration>
    <meta:user-defined meta:name="Info 1"/>
    <meta:user-defined meta:name="Info 2"/>
    <meta:user-defined meta:name="Info 3"/>
    <meta:user-defined meta:name="Info 4"/>
    <meta:document-statistic meta:object-count="515"/>
  </office:meta>
</office:document-meta>
</file>